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PT Astra Serif" svg:font-family="PT Astra Serif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Noto Sans Devanagari" svg:font-family="Noto Sans Devanagari" style:font-family-generic="roman" style:font-pitch="variable"/>
    <style:font-face style:name="Noto Sans" svg:font-family="Noto Sans" style:font-family-generic="swiss" style:font-pitch="variable"/>
    <style:font-face style:name="Liberation Sans" svg:font-family="Liberation Sans" style:font-family-generic="system" style:font-pitch="variable"/>
    <style:font-face style:name="Tahoma" svg:font-family="Tahoma" style:font-family-generic="swiss" style:font-pitch="variable" svg:panose-1="2 11 6 4 3 5 4 4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Pudelinka" svg:font-family="Pudelinka" style:font-family-generic="system" style:font-pitch="variable"/>
    <style:font-face style:name="ui-monospace, SFMono-Regular, '" svg:font-family="ui-monospace, SFMono-Regular, '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ЗаголовокиобъектLTGliederung1" style:master-page-name="MPF0" style:family="paragraph">
      <style:paragraph-properties fo:break-before="page" fo:text-align="center" fo:margin-top="0.1388in"/>
      <style:text-properties style:font-name="Pudelinka" fo:font-size="26pt" style:font-size-asian="26pt" style:font-size-complex="26pt"/>
    </style:style>
    <style:style style:name="P2" style:parent-style-name="ЗаголовокиобъектLTGliederung1" style:family="paragraph">
      <style:paragraph-properties fo:text-align="center" fo:margin-top="0.1388in"/>
      <style:text-properties style:font-name="Pudelinka" fo:font-size="26pt" style:font-size-asian="26pt" style:font-size-complex="26pt"/>
    </style:style>
    <style:style style:name="P3" style:parent-style-name="ЗаголовокиобъектLTGliederung1" style:family="paragraph">
      <style:paragraph-properties fo:text-align="center" fo:margin-top="0.1388in"/>
    </style:style>
    <style:style style:name="T4" style:parent-style-name="Основнойшрифтабзаца" style:family="text">
      <style:text-properties style:font-name="Pudelinka" fo:color="#8C8D9B" fo:font-size="26pt" style:font-size-asian="26pt" style:font-size-complex="26pt"/>
    </style:style>
    <style:style style:name="T5" style:parent-style-name="Основнойшрифтабзаца" style:family="text">
      <style:text-properties style:font-name="Pudelinka" fo:font-size="26pt" style:font-size-asian="26pt" style:font-size-complex="26pt"/>
    </style:style>
    <style:style style:name="T6" style:parent-style-name="Основнойшрифтабзаца" style:family="text">
      <style:text-properties style:font-name="Pudelinka" fo:color="#8C8D9B" fo:font-size="26pt" style:font-size-asian="26pt" style:font-size-complex="26pt"/>
    </style:style>
    <style:style style:name="T7" style:parent-style-name="Основнойшрифтабзаца" style:family="text">
      <style:text-properties style:font-name="Pudelinka" fo:font-size="26pt" style:font-size-asian="26pt" style:font-size-complex="26pt"/>
    </style:style>
    <style:style style:name="T8" style:parent-style-name="Основнойшрифтабзаца" style:family="text">
      <style:text-properties style:font-name="Pudelinka" fo:color="#8C8D9B" fo:font-size="26pt" style:font-size-asian="26pt" style:font-size-complex="26pt"/>
    </style:style>
    <style:style style:name="T9" style:parent-style-name="Основнойшрифтабзаца" style:family="text">
      <style:text-properties style:font-name="Pudelinka" fo:font-size="26pt" style:font-size-asian="26pt" style:font-size-complex="26pt"/>
    </style:style>
    <style:style style:name="T10" style:parent-style-name="Основнойшрифтабзаца" style:family="text">
      <style:text-properties style:font-name="Pudelinka" fo:color="#8C8D9B" fo:font-size="26pt" style:font-size-asian="26pt" style:font-size-complex="26pt"/>
    </style:style>
    <style:style style:name="T11" style:parent-style-name="Основнойшрифтабзаца" style:family="text">
      <style:text-properties style:font-name="ui-monospace, SFMono-Regular, '" fo:color="#615CED" fo:font-size="10.5pt" style:font-size-asian="10.5pt" style:font-size-complex="24pt"/>
    </style:style>
  </office:automatic-styles>
  <office:body>
    <office:text text:use-soft-page-breaks="true">
      <text:p text:style-name="P1">Поздравление с Рождеством</text:p>
      <text:p text:style-name="P2">КОЛЯДКА</text:p>
      <text:p text:style-name="P3"><text:span text:style-name="T4">Звёзды над хижиной в небе горят,</text:span><text:span text:style-name="T5"><text:line-break/></text:span><text:span text:style-name="T6">Ангелам слава — Христос настаёт!</text:span><text:span text:style-name="T7"><text:line-break/></text:span><text:span text:style-name="T8">Двери отворены, гостья — благодать,</text:span><text:span text:style-name="T9"><text:line-break/></text:span><text:span text:style-name="T10">Дайте в награду медовы пряжот!</text:span></text:p>
      <text:p text:style-name="Standard"><text:span text:style-name="T11">https://content-studio.sberdevices.ru/media/019b20ac-12cb-7945-a6c3-ab46d498ab94/019b2143-1559-76d9-9057-abfafb38fb8a.mp4#t=0.00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PT Astra Serif" svg:font-family="PT Astra Serif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Noto Sans Devanagari" svg:font-family="Noto Sans Devanagari" style:font-family-generic="roman" style:font-pitch="variable"/>
    <style:font-face style:name="Noto Sans" svg:font-family="Noto Sans" style:font-family-generic="swiss" style:font-pitch="variable"/>
    <style:font-face style:name="Liberation Sans" svg:font-family="Liberation Sans" style:font-family-generic="system" style:font-pitch="variable"/>
    <style:font-face style:name="Tahoma" svg:font-family="Tahoma" style:font-family-generic="swiss" style:font-pitch="variable" svg:panose-1="2 11 6 4 3 5 4 4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Pudelinka" svg:font-family="Pudelinka" style:font-family-generic="system" style:font-pitch="variable"/>
    <style:font-face style:name="ui-monospace, SFMono-Regular, '" svg:font-family="ui-monospace, SFMono-Regular, '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Heading" style:next-style-name="Firstlineindent" style:default-outline-level="1">
      <style:text-properties fo:hyphenate="false"/>
    </style:style>
    <style:style style:name="Заголовок2" style:display-name="Заголовок 2" style:family="paragraph" style:parent-style-name="Heading" style:next-style-name="Textbody" style:default-outline-level="2">
      <style:text-properties fo:hyphenate="false"/>
    </style:style>
    <style:style style:name="Заголовок3" style:display-name="Заголовок 3" style:family="paragraph" style:parent-style-name="Heading" style:next-style-name="Textbody" style:default-outline-level="3">
      <style:text-properties fo:hyphenate="false"/>
    </style:style>
    <style:style style:name="Заголовок4" style:display-name="Заголовок 4" style:family="paragraph" style:parent-style-name="Heading" style:next-style-name="Textbody" style:default-outline-level="4">
      <style:text-properties fo:hyphenate="false"/>
    </style:style>
    <style:style style:name="Заголовок5" style:display-name="Заголовок 5" style:family="paragraph" style:parent-style-name="Heading" style:next-style-name="Textbody" style:default-outline-level="5">
      <style:text-properties fo:hyphenate="false"/>
    </style:style>
    <style:style style:name="Заголовок6" style:display-name="Заголовок 6" style:family="paragraph" style:parent-style-name="Heading" style:next-style-name="Textbody" style:default-outline-level="6">
      <style:text-properties fo:hyphenate="false"/>
    </style:style>
    <style:style style:name="Заголовок7" style:display-name="Заголовок 7" style:family="paragraph" style:parent-style-name="Heading" style:next-style-name="Textbody" style:default-outline-level="7">
      <style:text-properties fo:hyphenate="false"/>
    </style:style>
    <style:style style:name="Заголовок8" style:display-name="Заголовок 8" style:family="paragraph" style:parent-style-name="Heading" style:next-style-name="Textbody" style:default-outline-level="8">
      <style:text-properties fo:hyphenate="false"/>
    </style:style>
    <style:style style:name="Заголовок9" style:display-name="Заголовок 9" style:family="paragraph" style:parent-style-name="Heading" style:next-style-name="Textbody" style:default-outline-level="9">
      <style:text-properties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center"/>
      <style:text-properties style:font-name="PT Astra Serif" style:font-name-asian="PT Astra Serif" style:font-name-complex="PT Astra Serif" fo:font-size="14pt" style:font-size-asian="14pt" fo:hyphenate="false"/>
    </style:style>
    <style:style style:name="Heading" style:display-name="Heading" style:family="paragraph" style:parent-style-name="Standard" style:next-style-name="Firstlineindent">
      <style:text-properties fo:font-weight="bold" style:font-weight-asian="bold" fo:font-size="10.5pt" style:font-size-asian="10.5pt" fo:hyphenate="false"/>
    </style:style>
    <style:style style:name="Textbody" style:display-name="Text body" style:family="paragraph" style:parent-style-name="Standard">
      <style:paragraph-properties fo:text-align="justify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font-size="10.5pt" style:font-size-asian="10.5pt" fo:hyphenate="false"/>
    </style:style>
    <style:style style:name="Названиеобъекта" style:display-name="Название объекта" style:family="paragraph" style:parent-style-name="Standard">
      <style:text-properties style:font-name-complex="Lohit Devanagari" fo:hyphenate="false"/>
    </style:style>
    <style:style style:name="Index" style:display-name="Index" style:family="paragraph" style:parent-style-name="Standard">
      <style:paragraph-properties fo:text-align="start"/>
      <style:text-properties style:font-name-complex="Lohit Devanagari" fo:font-size="10.5pt" style:font-size-asian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Заголовок" style:display-name="Заголовок" style:family="paragraph" style:parent-style-name="Standard" style:next-style-name="Firstlineindent">
      <style:paragraph-properties fo:margin-bottom="0.118in"/>
      <style:text-properties fo:font-weight="bold" style:font-weight-asian="bold" fo:font-size="10.5pt" style:font-size-asian="10.5pt" fo:hyphenate="false"/>
    </style:style>
    <style:style style:name="Подзаголовок" style:display-name="Подзаголовок" style:family="paragraph" style:parent-style-name="Standard" style:next-style-name="Firstlineindent">
      <style:paragraph-properties fo:text-align="justify" fo:margin-left="0.4923in">
        <style:tab-stops/>
      </style:paragraph-properties>
      <style:text-properties fo:font-weight="bold" style:font-weight-asian="bold" fo:font-size="10.5pt" style:font-size-asian="10.5pt" fo:hyphenate="false"/>
    </style:style>
    <style:style style:name="Firstlineindent" style:display-name="First line indent" style:family="paragraph" style:parent-style-name="Standard">
      <style:paragraph-properties fo:text-align="justify" fo:text-indent="0.4923in"/>
      <style:text-properties fo:font-size="10.5pt" style:font-size-asian="10.5pt" fo:hyphenate="false"/>
    </style:style>
    <style:style style:name="Hangingindent" style:display-name="Hanging indent" style:family="paragraph" style:parent-style-name="Textbody">
      <style:paragraph-properties>
        <style:tab-stops>
          <style:tab-stop style:type="left" style:position="0in"/>
        </style:tab-stops>
      </style:paragraph-properties>
      <style:text-properties fo:hyphenate="false"/>
    </style:style>
    <style:style style:name="Textbodyindent" style:display-name="Text body indent" style:family="paragraph" style:parent-style-name="Textbody">
      <style:text-properties fo:hyphenate="false"/>
    </style:style>
    <style:style style:name="Приветствие" style:display-name="Приветствие" style:family="paragraph" style:parent-style-name="Standard">
      <style:text-properties fo:hyphenate="false"/>
    </style:style>
    <style:style style:name="Подпись" style:display-name="Подпись" style:family="paragraph" style:parent-style-name="Standard">
      <style:paragraph-properties fo:text-align="start">
        <style:tab-stops>
          <style:tab-stop style:type="right" style:position="22in"/>
        </style:tab-stops>
      </style:paragraph-properties>
      <style:text-properties fo:hyphenate="false"/>
    </style:style>
    <style:style style:name="ListIndent" style:display-name="List Indent" style:family="paragraph" style:parent-style-name="Textbody">
      <style:paragraph-properties>
        <style:tab-stops>
          <style:tab-stop style:type="left" style:position="0in"/>
        </style:tab-stops>
      </style:paragraph-properties>
      <style:text-properties fo:hyphenate="false"/>
    </style:style>
    <style:style style:name="Heading10" style:display-name="Heading 10" style:family="paragraph" style:parent-style-name="Heading" style:next-style-name="Textbody">
      <style:text-properties fo:hyphenate="false"/>
    </style:style>
    <style:style style:name="Numbering1Start" style:display-name="Numbering 1 Start" style:family="paragraph" style:parent-style-name="Список" style:next-style-name="Numbering1">
      <style:text-properties fo:hyphenate="false"/>
    </style:style>
    <style:style style:name="Numbering1" style:display-name="Numbering 1" style:family="paragraph" style:parent-style-name="Список" style:list-style-name="Numbering123">
      <style:text-properties fo:hyphenate="false"/>
    </style:style>
    <style:style style:name="Numbering1End" style:display-name="Numbering 1 End" style:family="paragraph" style:parent-style-name="Список" style:next-style-name="Numbering1">
      <style:text-properties fo:hyphenate="false"/>
    </style:style>
    <style:style style:name="Numbering1Cont." style:display-name="Numbering 1 Cont." style:family="paragraph" style:parent-style-name="Список">
      <style:text-properties fo:hyphenate="false"/>
    </style:style>
    <style:style style:name="Numbering2Start" style:display-name="Numbering 2 Start" style:family="paragraph" style:parent-style-name="Список" style:next-style-name="Numbering2">
      <style:text-properties fo:hyphenate="false"/>
    </style:style>
    <style:style style:name="Numbering2" style:display-name="Numbering 2" style:family="paragraph" style:parent-style-name="Список">
      <style:text-properties fo:hyphenate="false"/>
    </style:style>
    <style:style style:name="Numbering2End" style:display-name="Numbering 2 End" style:family="paragraph" style:parent-style-name="Список" style:next-style-name="Numbering2">
      <style:text-properties fo:hyphenate="false"/>
    </style:style>
    <style:style style:name="Numbering2Cont." style:display-name="Numbering 2 Cont." style:family="paragraph" style:parent-style-name="Список">
      <style:text-properties fo:hyphenate="false"/>
    </style:style>
    <style:style style:name="Numbering3Start" style:display-name="Numbering 3 Start" style:family="paragraph" style:parent-style-name="Список" style:next-style-name="Numbering3">
      <style:text-properties fo:hyphenate="false"/>
    </style:style>
    <style:style style:name="Numbering3" style:display-name="Numbering 3" style:family="paragraph" style:parent-style-name="Список">
      <style:text-properties fo:hyphenate="false"/>
    </style:style>
    <style:style style:name="Numbering3End" style:display-name="Numbering 3 End" style:family="paragraph" style:parent-style-name="Список" style:next-style-name="Numbering3">
      <style:text-properties fo:hyphenate="false"/>
    </style:style>
    <style:style style:name="Numbering3Cont." style:display-name="Numbering 3 Cont." style:family="paragraph" style:parent-style-name="Список">
      <style:text-properties fo:hyphenate="false"/>
    </style:style>
    <style:style style:name="Numbering4Start" style:display-name="Numbering 4 Start" style:family="paragraph" style:parent-style-name="Список" style:next-style-name="Numbering4">
      <style:text-properties fo:hyphenate="false"/>
    </style:style>
    <style:style style:name="Numbering4" style:display-name="Numbering 4" style:family="paragraph" style:parent-style-name="Список">
      <style:text-properties fo:hyphenate="false"/>
    </style:style>
    <style:style style:name="Numbering4End" style:display-name="Numbering 4 End" style:family="paragraph" style:parent-style-name="Список" style:next-style-name="Numbering4">
      <style:text-properties fo:hyphenate="false"/>
    </style:style>
    <style:style style:name="Numbering4Cont." style:display-name="Numbering 4 Cont." style:family="paragraph" style:parent-style-name="Список">
      <style:text-properties fo:hyphenate="false"/>
    </style:style>
    <style:style style:name="Numbering5Start" style:display-name="Numbering 5 Start" style:family="paragraph" style:parent-style-name="Список" style:next-style-name="Numbering5">
      <style:text-properties fo:hyphenate="false"/>
    </style:style>
    <style:style style:name="Numbering5" style:display-name="Numbering 5" style:family="paragraph" style:parent-style-name="Список">
      <style:text-properties fo:hyphenate="false"/>
    </style:style>
    <style:style style:name="Numbering5End" style:display-name="Numbering 5 End" style:family="paragraph" style:parent-style-name="Список" style:next-style-name="Numbering5">
      <style:text-properties fo:hyphenate="false"/>
    </style:style>
    <style:style style:name="Numbering5Cont." style:display-name="Numbering 5 Cont." style:family="paragraph" style:parent-style-name="Список">
      <style:text-properties fo:hyphenate="false"/>
    </style:style>
    <style:style style:name="List1Start" style:display-name="List 1 Start" style:family="paragraph" style:parent-style-name="Список" style:next-style-name="List1">
      <style:text-properties fo:hyphenate="false"/>
    </style:style>
    <style:style style:name="List1" style:display-name="List 1" style:family="paragraph" style:parent-style-name="Список" style:list-style-name="List1_1">
      <style:text-properties fo:hyphenate="false"/>
    </style:style>
    <style:style style:name="List1End" style:display-name="List 1 End" style:family="paragraph" style:parent-style-name="Список" style:next-style-name="List1">
      <style:text-properties fo:hyphenate="false"/>
    </style:style>
    <style:style style:name="List1Cont." style:display-name="List 1 Cont." style:family="paragraph" style:parent-style-name="Список">
      <style:text-properties fo:hyphenate="false"/>
    </style:style>
    <style:style style:name="List2Start" style:display-name="List 2 Start" style:family="paragraph" style:parent-style-name="Список" style:next-style-name="Список2">
      <style:text-properties fo:hyphenate="false"/>
    </style:style>
    <style:style style:name="Список2" style:display-name="Список 2" style:family="paragraph" style:parent-style-name="Список">
      <style:text-properties fo:hyphenate="false"/>
    </style:style>
    <style:style style:name="List2End" style:display-name="List 2 End" style:family="paragraph" style:parent-style-name="Список" style:next-style-name="Список2">
      <style:text-properties fo:hyphenate="false"/>
    </style:style>
    <style:style style:name="List2Cont." style:display-name="List 2 Cont." style:family="paragraph" style:parent-style-name="Список">
      <style:text-properties fo:hyphenate="false"/>
    </style:style>
    <style:style style:name="List3Start" style:display-name="List 3 Start" style:family="paragraph" style:parent-style-name="Список" style:next-style-name="Список3">
      <style:text-properties fo:hyphenate="false"/>
    </style:style>
    <style:style style:name="Список3" style:display-name="Список 3" style:family="paragraph" style:parent-style-name="Список">
      <style:text-properties fo:hyphenate="false"/>
    </style:style>
    <style:style style:name="List3End" style:display-name="List 3 End" style:family="paragraph" style:parent-style-name="Список" style:next-style-name="Список3">
      <style:text-properties fo:hyphenate="false"/>
    </style:style>
    <style:style style:name="List3Cont." style:display-name="List 3 Cont." style:family="paragraph" style:parent-style-name="Список">
      <style:text-properties fo:hyphenate="false"/>
    </style:style>
    <style:style style:name="List4Start" style:display-name="List 4 Start" style:family="paragraph" style:parent-style-name="Список" style:next-style-name="Список4">
      <style:text-properties fo:hyphenate="false"/>
    </style:style>
    <style:style style:name="Список4" style:display-name="Список 4" style:family="paragraph" style:parent-style-name="Список">
      <style:text-properties fo:hyphenate="false"/>
    </style:style>
    <style:style style:name="List4End" style:display-name="List 4 End" style:family="paragraph" style:parent-style-name="Список" style:next-style-name="Список4">
      <style:text-properties fo:hyphenate="false"/>
    </style:style>
    <style:style style:name="List4Cont." style:display-name="List 4 Cont." style:family="paragraph" style:parent-style-name="Список">
      <style:text-properties fo:hyphenate="false"/>
    </style:style>
    <style:style style:name="List5Start" style:display-name="List 5 Start" style:family="paragraph" style:parent-style-name="Список" style:next-style-name="Список5">
      <style:text-properties fo:hyphenate="false"/>
    </style:style>
    <style:style style:name="Список5" style:display-name="Список 5" style:family="paragraph" style:parent-style-name="Список">
      <style:text-properties fo:hyphenate="false"/>
    </style:style>
    <style:style style:name="List5End" style:display-name="List 5 End" style:family="paragraph" style:parent-style-name="Список" style:next-style-name="Список5">
      <style:text-properties fo:hyphenate="false"/>
    </style:style>
    <style:style style:name="List5Cont." style:display-name="List 5 Cont." style:family="paragraph" style:parent-style-name="Список">
      <style:text-properties fo:hyphenate="false"/>
    </style:style>
    <style:style style:name="Указатель" style:display-name="Указатель" style:family="paragraph" style:parent-style-name="Heading">
      <style:text-properties fo:hyphenate="false"/>
    </style:style>
    <style:style style:name="Указатель1" style:display-name="Указатель 1" style:family="paragraph" style:parent-style-name="Index">
      <style:text-properties fo:hyphenate="false"/>
    </style:style>
    <style:style style:name="Указатель2" style:display-name="Указатель 2" style:family="paragraph" style:parent-style-name="Index">
      <style:text-properties fo:hyphenate="false"/>
    </style:style>
    <style:style style:name="Указатель3" style:display-name="Указатель 3" style:family="paragraph" style:parent-style-name="Index">
      <style:text-properties fo:hyphenate="false"/>
    </style:style>
    <style:style style:name="IndexSeparator" style:display-name="Index Separator" style:family="paragraph" style:parent-style-name="Index">
      <style:text-properties fo:hyphenate="false"/>
    </style:style>
    <style:style style:name="ContentsHeading" style:display-name="Contents Heading" style:family="paragraph" style:parent-style-name="Heading" style:next-style-name="Contents1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UserIndexHeading" style:display-name="User Index Heading" style:family="paragraph" style:parent-style-name="Heading">
      <style:text-properties fo:hyphenate="false"/>
    </style:style>
    <style:style style:name="UserIndex1" style:display-name="User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UserIndex2" style:display-name="User Index 2" style:family="paragraph" style:parent-style-name="Index">
      <style:paragraph-properties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UserIndex3" style:display-name="User Index 3" style:family="paragraph" style:parent-style-name="Index">
      <style:paragraph-properties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UserIndex4" style:display-name="User Index 4" style:family="paragraph" style:parent-style-name="Index">
      <style:paragraph-properties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UserIndex5" style:display-name="User Index 5" style:family="paragraph" style:parent-style-name="Index">
      <style:paragraph-properties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Contents6" style:display-name="Contents 6" style:family="paragraph" style:parent-style-name="Index">
      <style:paragraph-properties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Contents7" style:display-name="Contents 7" style:family="paragraph" style:parent-style-name="Index">
      <style:paragraph-properties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Contents8" style:display-name="Contents 8" style:family="paragraph" style:parent-style-name="Index">
      <style:paragraph-properties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Contents9" style:display-name="Contents 9" style:family="paragraph" style:parent-style-name="Index">
      <style:paragraph-properties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IllustrationIndex1" style:display-name="Illustration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Objectindexheading" style:display-name="Object index heading" style:family="paragraph" style:parent-style-name="Heading">
      <style:text-properties fo:hyphenate="false"/>
    </style:style>
    <style:style style:name="Objectindex1" style:display-name="Object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Tableindexheading" style:display-name="Table index heading" style:family="paragraph" style:parent-style-name="Heading">
      <style:text-properties fo:hyphenate="false"/>
    </style:style>
    <style:style style:name="Tableindex1" style:display-name="Table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BibliographyHeading" style:display-name="Bibliography Heading" style:family="paragraph" style:parent-style-name="Heading">
      <style:text-properties fo:hyphenate="false"/>
    </style:style>
    <style:style style:name="Bibliography1" style:display-name="Bibliography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UserIndex6" style:display-name="User Index 6" style:family="paragraph" style:parent-style-name="Index">
      <style:paragraph-properties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UserIndex7" style:display-name="User Index 7" style:family="paragraph" style:parent-style-name="Index">
      <style:paragraph-properties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UserIndex8" style:display-name="User Index 8" style:family="paragraph" style:parent-style-name="Index">
      <style:paragraph-properties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UserIndex9" style:display-name="User Index 9" style:family="paragraph" style:parent-style-name="Index">
      <style:paragraph-properties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UserIndex10" style:display-name="User Index 10" style:family="paragraph" style:parent-style-name="Index">
      <style:paragraph-properties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10.5pt" style:font-size-asian="10.5pt" fo:hyphenate="false"/>
    </style:style>
    <style:style style:name="Headerleft" style:display-name="Header left" style:family="paragraph" style:parent-style-name="Standard">
      <style:paragraph-properties fo:text-align="start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right" style:display-name="Header right" style:family="paragraph" style:parent-style-name="Standard">
      <style:paragraph-properties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left" style:display-name="Footer left" style:family="paragraph" style:parent-style-name="Standard">
      <style:paragraph-properties fo:text-align="start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10.5pt" style:font-size-asian="10.5pt" fo:hyphenate="false"/>
    </style:style>
    <style:style style:name="Footerright" style:display-name="Footer right" style:family="paragraph" style:parent-style-name="Standard">
      <style:paragraph-properties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font-weight="bold" style:font-weight-asian="bold" fo:font-size="10.5pt" style:font-size-asian="10.5pt" fo:hyphenate="false"/>
    </style:style>
    <style:style style:name="Illustration" style:display-name="Illustration" style:family="paragraph" style:parent-style-name="Названиеобъекта">
      <style:text-properties fo:hyphenate="false"/>
    </style:style>
    <style:style style:name="Table" style:display-name="Table" style:family="paragraph" style:parent-style-name="Названиеобъекта">
      <style:text-properties fo:hyphenate="false"/>
    </style:style>
    <style:style style:name="Text" style:display-name="Text" style:family="paragraph" style:parent-style-name="Названиеобъекта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Footnote" style:display-name="Footnote" style:family="paragraph" style:parent-style-name="Standard">
      <style:paragraph-properties fo:text-align="start"/>
      <style:text-properties fo:hyphenate="false"/>
    </style:style>
    <style:style style:name="Addressee" style:display-name="Addressee" style:family="paragraph" style:parent-style-name="Standard">
      <style:text-properties fo:hyphenate="false"/>
    </style:style>
    <style:style style:name="Sender" style:display-name="Sender" style:family="paragraph" style:parent-style-name="Standard">
      <style:text-properties fo:hyphenate="false"/>
    </style:style>
    <style:style style:name="Endnote" style:display-name="Endnote" style:family="paragraph" style:parent-style-name="Standard">
      <style:text-properties fo:hyphenate="false"/>
    </style:style>
    <style:style style:name="Drawing" style:display-name="Drawing" style:family="paragraph" style:parent-style-name="Названиеобъекта">
      <style:text-properties fo:hyphenate="false"/>
    </style:style>
    <style:style style:name="PreformattedText" style:display-name="Preformatted Text" style:family="paragraph" style:parent-style-name="Standard">
      <style:text-properties style:font-name-asian="Source Han Sans CN Regular" style:font-name-complex="Lohit Devanagari" fo:hyphenate="false"/>
    </style:style>
    <style:style style:name="HorizontalLine" style:display-name="Horizontal Line" style:family="paragraph" style:parent-style-name="Standard" style:next-style-name="Textbody">
      <style:text-properties fo:font-size="10.5pt" style:font-size-asian="10.5pt" fo:hyphenate="false"/>
    </style:style>
    <style:style style:name="ListContents" style:display-name="List Contents" style:family="paragraph" style:parent-style-name="Standard">
      <style:text-properties fo:hyphenate="false"/>
    </style:style>
    <style:style style:name="ListHeading" style:display-name="List Heading" style:family="paragraph" style:parent-style-name="Standard" style:next-style-name="ListContents">
      <style:text-properties fo:font-size="10.5pt" style:font-size-asian="10.5pt" fo:hyphenate="false"/>
    </style:style>
    <style:style style:name="Гриф_Экземпляр" style:display-name="Гриф_Экземпляр" style:family="paragraph" style:parent-style-name="Standard">
      <style:text-properties fo:font-size="12pt" style:font-size-asian="12pt" fo:hyphenate="false"/>
    </style:style>
    <style:style style:name="FigureIndexHeading" style:display-name="Figure Index Heading" style:family="paragraph" style:parent-style-name="Heading">
      <style:paragraph-properties text:number-lines="false"/>
      <style:text-properties fo:hyphenate="false"/>
    </style:style>
    <style:style style:name="Объектбеззаливки" style:display-name="Объект без заливки" style:family="paragraph" style:parent-style-name="Standard">
      <style:paragraph-properties style:line-height-at-least="0.1388in"/>
      <style:text-properties style:font-name="Noto Sans Devanagari" style:font-name-asian="Noto Sans Devanagari" style:font-name-complex="Noto Sans Devanagari" fo:font-size="18pt" style:font-size-asian="18pt" fo:hyphenate="false"/>
    </style:style>
    <style:style style:name="Объектбеззаливкиилиний" style:display-name="Объект без заливки и линий" style:family="paragraph" style:parent-style-name="Standard">
      <style:paragraph-properties style:line-height-at-least="0.1388in"/>
      <style:text-properties style:font-name="Noto Sans Devanagari" style:font-name-asian="Noto Sans Devanagari" style:font-name-complex="Noto Sans Devanagari" fo:font-size="18pt" style:font-size-asian="18pt" fo:hyphenate="false"/>
    </style:style>
    <style:style style:name="A4" style:display-name="A4" style:family="paragraph" style:parent-style-name="Text">
      <style:text-properties style:font-name="Noto Sans" style:font-name-asian="Noto Sans" style:font-name-complex="Noto Sans" fo:font-size="18pt" style:font-size-asian="18pt" fo:hyphenate="false"/>
    </style:style>
    <style:style style:name="ЗаглавиеА4" style:display-name="Заглавие А4" style:family="paragraph" style:parent-style-name="A4">
      <style:text-properties fo:font-size="43.5pt" style:font-size-asian="43.5pt" fo:hyphenate="false"/>
    </style:style>
    <style:style style:name="ЗаголовокА4" style:display-name="Заголовок А4" style:family="paragraph" style:parent-style-name="A4">
      <style:text-properties fo:font-size="24pt" style:font-size-asian="24pt" fo:hyphenate="false"/>
    </style:style>
    <style:style style:name="ТекстА4" style:display-name="Текст А4" style:family="paragraph" style:parent-style-name="A4">
      <style:text-properties fo:hyphenate="false"/>
    </style:style>
    <style:style style:name="A0" style:display-name="A0" style:family="paragraph" style:parent-style-name="Text">
      <style:text-properties style:font-name="Noto Sans" style:font-name-asian="Noto Sans" style:font-name-complex="Noto Sans" fo:font-size="47.5pt" style:font-size-asian="47.5pt" fo:hyphenate="false"/>
    </style:style>
    <style:style style:name="ЗаглавиеА0" style:display-name="Заглавие А0" style:family="paragraph" style:parent-style-name="A0">
      <style:text-properties fo:font-size="95.5pt" style:font-size-asian="95.5pt" fo:hyphenate="false"/>
    </style:style>
    <style:style style:name="ЗаголовокА0" style:display-name="Заголовок А0" style:family="paragraph" style:parent-style-name="A0">
      <style:text-properties fo:font-size="71.5pt" style:font-size-asian="71.5pt" fo:hyphenate="false"/>
    </style:style>
    <style:style style:name="ТекстА0" style:display-name="Текст А0" style:family="paragraph" style:parent-style-name="A0">
      <style:text-properties fo:hyphenate="false"/>
    </style:style>
    <style:style style:name="Графика" style:display-name="Графика" style:family="paragraph">
      <style:text-properties style:font-name="Liberation Sans" style:font-name-asian="Tahoma" style:font-name-complex="Liberation Sans" fo:font-size="18pt" style:font-size-asian="18pt" fo:hyphenate="false"/>
    </style:style>
    <style:style style:name="Фигуры" style:display-name="Фигуры" style:family="paragraph" style:parent-style-name="Графика">
      <style:text-properties style:font-name-asian="Liberation Sans" fo:font-weight="bold" style:font-weight-asian="bold" fo:font-size="14pt" style:font-size-asian="14pt" fo:hyphenate="false"/>
    </style:style>
    <style:style style:name="Заливка" style:display-name="Заливка" style:family="paragraph" style:parent-style-name="Фигуры">
      <style:text-properties fo:hyphenate="false"/>
    </style:style>
    <style:style style:name="Заливкасиним" style:display-name="Заливка синим" style:family="paragraph" style:parent-style-name="Заливка">
      <style:text-properties fo:color="#FFFFFF" fo:hyphenate="false"/>
    </style:style>
    <style:style style:name="Заливказелёным" style:display-name="Заливка зелёным" style:family="paragraph" style:parent-style-name="Заливка">
      <style:text-properties fo:color="#FFFFFF" fo:hyphenate="false"/>
    </style:style>
    <style:style style:name="Заливкакрасным" style:display-name="Заливка красным" style:family="paragraph" style:parent-style-name="Заливка">
      <style:text-properties fo:color="#FFFFFF" fo:hyphenate="false"/>
    </style:style>
    <style:style style:name="Заливкажёлтым" style:display-name="Заливка жёлтым" style:family="paragraph" style:parent-style-name="Заливка">
      <style:text-properties fo:color="#FFFFFF" fo:hyphenate="false"/>
    </style:style>
    <style:style style:name="Контур" style:display-name="Контур" style:family="paragraph" style:parent-style-name="Фигуры">
      <style:text-properties fo:hyphenate="false"/>
    </style:style>
    <style:style style:name="Контурсиний" style:display-name="Контур синий" style:family="paragraph" style:parent-style-name="Контур">
      <style:text-properties fo:color="#355269" fo:hyphenate="false"/>
    </style:style>
    <style:style style:name="Контурзелёный" style:display-name="Контур зелёный" style:family="paragraph" style:parent-style-name="Контур">
      <style:text-properties fo:color="#127622" fo:hyphenate="false"/>
    </style:style>
    <style:style style:name="Контуркрасный" style:display-name="Контур красный" style:family="paragraph" style:parent-style-name="Контур">
      <style:text-properties fo:color="#C9211E" fo:hyphenate="false"/>
    </style:style>
    <style:style style:name="Контуржёлтый" style:display-name="Контур жёлтый" style:family="paragraph" style:parent-style-name="Контур">
      <style:text-properties fo:color="#B47804" fo:hyphenate="false"/>
    </style:style>
    <style:style style:name="Линии" style:display-name="Линии" style:family="paragraph" style:parent-style-name="Графика">
      <style:text-properties style:font-name-asian="Liberation Sans" fo:hyphenate="false"/>
    </style:style>
    <style:style style:name="Стрелки" style:display-name="Стрелки" style:family="paragraph" style:parent-style-name="Линии">
      <style:text-properties fo:hyphenate="false"/>
    </style:style>
    <style:style style:name="Штриховаялиния" style:display-name="Штриховая линия" style:family="paragraph" style:parent-style-name="Линии">
      <style:text-properties fo:hyphenate="false"/>
    </style:style>
    <style:style style:name="ТитульныйслайдLTGliederung1" style:display-name="Титульный слайд~LT~Gliederung 1" style:family="paragraph">
      <style:paragraph-properties fo:margin-top="0.1965in" fo:line-height="90%"/>
      <style:text-properties style:font-name="Noto Sans Devanagari" style:font-name-asian="Tahoma" style:font-name-complex="Liberation Sans" fo:color="#000000" fo:font-size="28pt" style:font-size-asian="28pt" fo:hyphenate="false"/>
    </style:style>
    <style:style style:name="ТитульныйслайдLTGliederung2" style:display-name="Титульный слайд~LT~Gliederung 2" style:family="paragraph" style:parent-style-name="ТитульныйслайдLTGliederung1">
      <style:paragraph-properties fo:margin-top="0.1576in"/>
      <style:text-properties style:font-name-asian="Noto Sans Devanagari" style:font-name-complex="Noto Sans Devanagari" fo:font-size="20pt" style:font-size-asian="20pt" fo:hyphenate="false"/>
    </style:style>
    <style:style style:name="ТитульныйслайдLTGliederung3" style:display-name="Титульный слайд~LT~Gliederung 3" style:family="paragraph" style:parent-style-name="ТитульныйслайдLTGliederung2">
      <style:paragraph-properties fo:margin-top="0.118in"/>
      <style:text-properties fo:font-size="18pt" style:font-size-asian="18pt" fo:hyphenate="false"/>
    </style:style>
    <style:style style:name="ТитульныйслайдLTGliederung4" style:display-name="Титульный слайд~LT~Gliederung 4" style:family="paragraph" style:parent-style-name="ТитульныйслайдLTGliederung3">
      <style:paragraph-properties fo:margin-top="0.0784in"/>
      <style:text-properties fo:hyphenate="false"/>
    </style:style>
    <style:style style:name="ТитульныйслайдLTGliederung5" style:display-name="Титульный слайд~LT~Gliederung 5" style:family="paragraph" style:parent-style-name="ТитульныйслайдLTGliederung4">
      <style:paragraph-properties fo:margin-top="0.0395in"/>
      <style:text-properties fo:font-size="20pt" style:font-size-asian="20pt" fo:hyphenate="false"/>
    </style:style>
    <style:style style:name="ТитульныйслайдLTGliederung6" style:display-name="Титульный слайд~LT~Gliederung 6" style:family="paragraph" style:parent-style-name="ТитульныйслайдLTGliederung5">
      <style:text-properties fo:hyphenate="false"/>
    </style:style>
    <style:style style:name="ТитульныйслайдLTGliederung7" style:display-name="Титульный слайд~LT~Gliederung 7" style:family="paragraph" style:parent-style-name="ТитульныйслайдLTGliederung6">
      <style:text-properties fo:hyphenate="false"/>
    </style:style>
    <style:style style:name="ТитульныйслайдLTGliederung8" style:display-name="Титульный слайд~LT~Gliederung 8" style:family="paragraph" style:parent-style-name="ТитульныйслайдLTGliederung7">
      <style:text-properties fo:hyphenate="false"/>
    </style:style>
    <style:style style:name="ТитульныйслайдLTGliederung9" style:display-name="Титульный слайд~LT~Gliederung 9" style:family="paragraph" style:parent-style-name="ТитульныйслайдLTGliederung8">
      <style:text-properties fo:hyphenate="false"/>
    </style:style>
    <style:style style:name="ТитульныйслайдLTTitel" style:display-name="Титульный слайд~LT~Titel" style:family="paragraph">
      <style:paragraph-properties style:line-height-at-least="0.1388in"/>
      <style:text-properties style:font-name="Noto Sans Devanagari" style:font-name-asian="Tahoma" style:font-name-complex="Liberation Sans" fo:color="#000000" fo:font-size="18pt" style:font-size-asian="18pt" fo:hyphenate="false"/>
    </style:style>
    <style:style style:name="ТитульныйслайдLTUntertitel" style:display-name="Титульный слайд~LT~Untertitel" style:family="paragraph">
      <style:paragraph-properties fo:text-align="center"/>
      <style:text-properties style:font-name="Noto Sans Devanagari" style:font-name-asian="Tahoma" style:font-name-complex="Liberation Sans" fo:font-size="32pt" style:font-size-asian="32pt" fo:hyphenate="false"/>
    </style:style>
    <style:style style:name="ТитульныйслайдLTNotizen" style:display-name="Титульный слайд~LT~Notizen" style:family="paragraph">
      <style:paragraph-properties fo:margin-left="0.2361in" fo:text-indent="-0.2361in">
        <style:tab-stops/>
      </style:paragraph-properties>
      <style:text-properties style:font-name="Noto Sans Devanagari" style:font-name-asian="Tahoma" style:font-name-complex="Liberation Sans" fo:font-size="20pt" style:font-size-asian="20pt" fo:hyphenate="false"/>
    </style:style>
    <style:style style:name="ТитульныйслайдLTHintergrundobjekte" style:display-name="Титульный слайд~LT~Hintergrundobjekte" style:family="paragraph">
      <style:text-properties style:font-name-asian="Tahoma" style:font-name-complex="Liberation Sans" fo:hyphenate="false"/>
    </style:style>
    <style:style style:name="ТитульныйслайдLTHintergrund" style:display-name="Титульный слайд~LT~Hintergrund" style:family="paragraph">
      <style:text-properties style:font-name-asian="Tahoma" style:font-name-complex="Liberation Sans" fo:hyphenate="false"/>
    </style:style>
    <style:style style:name="default" style:display-name="default" style:family="paragraph">
      <style:text-properties style:font-name="Noto Sans Devanagari" style:font-name-asian="Tahoma" style:font-name-complex="Liberation Sans" fo:font-size="18pt" style:font-size-asian="18pt" fo:hyphenate="false"/>
    </style:style>
    <style:style style:name="bg-none" style:display-name="bg-none" style:family="paragraph" style:parent-style-name="default">
      <style:text-properties style:font-name-asian="Noto Sans Devanagari" style:font-name-complex="Noto Sans Devanagari" fo:hyphenate="false"/>
    </style:style>
    <style:style style:name="gray" style:display-name="gray" style:family="paragraph" style:parent-style-name="default">
      <style:text-properties style:font-name-asian="Noto Sans Devanagari" style:font-name-complex="Noto Sans Devanagari" fo:hyphenate="false"/>
    </style:style>
    <style:style style:name="dark-gray" style:display-name="dark-gray" style:family="paragraph" style:parent-style-name="default">
      <style:text-properties style:font-name-asian="Noto Sans Devanagari" style:font-name-complex="Noto Sans Devanagari" fo:hyphenate="false"/>
    </style:style>
    <style:style style:name="black" style:display-name="black" style:family="paragraph" style:parent-style-name="default">
      <style:text-properties style:font-name-asian="Noto Sans Devanagari" style:font-name-complex="Noto Sans Devanagari" fo:color="#FFFFFF" fo:hyphenate="false"/>
    </style:style>
    <style:style style:name="black-with-border" style:display-name="black-with-border" style:family="paragraph" style:parent-style-name="default">
      <style:text-properties style:font-name-asian="Noto Sans Devanagari" style:font-name-complex="Noto Sans Devanagari" fo:color="#FFFFFF" fo:hyphenate="false"/>
    </style:style>
    <style:style style:name="gray-with-border" style:display-name="gray-with-border" style:family="paragraph" style:parent-style-name="default">
      <style:text-properties style:font-name-asian="Noto Sans Devanagari" style:font-name-complex="Noto Sans Devanagari" fo:hyphenate="false"/>
    </style:style>
    <style:style style:name="white" style:display-name="white" style:family="paragraph" style:parent-style-name="default">
      <style:text-properties style:font-name-asian="Noto Sans Devanagari" style:font-name-complex="Noto Sans Devanagari" fo:hyphenate="false"/>
    </style:style>
    <style:style style:name="white-with-border" style:display-name="white-with-border" style:family="paragraph" style:parent-style-name="default">
      <style:text-properties style:font-name-asian="Noto Sans Devanagari" style:font-name-complex="Noto Sans Devanagari" fo:hyphenate="false"/>
    </style:style>
    <style:style style:name="blue-title" style:display-name="blue-title" style:family="paragraph" style:parent-style-name="default">
      <style:text-properties style:font-name-asian="Noto Sans Devanagari" style:font-name-complex="Noto Sans Devanagari" fo:color="#FFFFFF" fo:hyphenate="false"/>
    </style:style>
    <style:style style:name="blue-title-with-border" style:display-name="blue-title-with-border" style:family="paragraph" style:parent-style-name="default">
      <style:text-properties style:font-name-asian="Noto Sans Devanagari" style:font-name-complex="Noto Sans Devanagari" fo:color="#FFFFFF" fo:hyphenate="false"/>
    </style:style>
    <style:style style:name="blue-banded" style:display-name="blue-banded" style:family="paragraph" style:parent-style-name="default">
      <style:text-properties style:font-name-asian="Noto Sans Devanagari" style:font-name-complex="Noto Sans Devanagari" fo:hyphenate="false"/>
    </style:style>
    <style:style style:name="blue-normal" style:display-name="blue-normal" style:family="paragraph" style:parent-style-name="default">
      <style:text-properties style:font-name-asian="Noto Sans Devanagari" style:font-name-complex="Noto Sans Devanagari" fo:hyphenate="false"/>
    </style:style>
    <style:style style:name="orange-title" style:display-name="orange-title" style:family="paragraph" style:parent-style-name="default">
      <style:text-properties style:font-name-asian="Noto Sans Devanagari" style:font-name-complex="Noto Sans Devanagari" fo:color="#FFFFFF" fo:hyphenate="false"/>
    </style:style>
    <style:style style:name="orange-title-with-border" style:display-name="orange-title-with-border" style:family="paragraph" style:parent-style-name="default">
      <style:text-properties style:font-name-asian="Noto Sans Devanagari" style:font-name-complex="Noto Sans Devanagari" fo:color="#FFFFFF" fo:hyphenate="false"/>
    </style:style>
    <style:style style:name="orange-banded" style:display-name="orange-banded" style:family="paragraph" style:parent-style-name="default">
      <style:text-properties style:font-name-asian="Noto Sans Devanagari" style:font-name-complex="Noto Sans Devanagari" fo:hyphenate="false"/>
    </style:style>
    <style:style style:name="orange-normal" style:display-name="orange-normal" style:family="paragraph" style:parent-style-name="default">
      <style:text-properties style:font-name-asian="Noto Sans Devanagari" style:font-name-complex="Noto Sans Devanagari" fo:hyphenate="false"/>
    </style:style>
    <style:style style:name="teal-title" style:display-name="teal-title" style:family="paragraph" style:parent-style-name="default">
      <style:text-properties style:font-name-asian="Noto Sans Devanagari" style:font-name-complex="Noto Sans Devanagari" fo:color="#FFFFFF" fo:hyphenate="false"/>
    </style:style>
    <style:style style:name="teal-title-with-border" style:display-name="teal-title-with-border" style:family="paragraph" style:parent-style-name="default">
      <style:text-properties style:font-name-asian="Noto Sans Devanagari" style:font-name-complex="Noto Sans Devanagari" fo:color="#FFFFFF" fo:hyphenate="false"/>
    </style:style>
    <style:style style:name="teal-banded" style:display-name="teal-banded" style:family="paragraph" style:parent-style-name="default">
      <style:text-properties style:font-name-asian="Noto Sans Devanagari" style:font-name-complex="Noto Sans Devanagari" fo:hyphenate="false"/>
    </style:style>
    <style:style style:name="teal-normal" style:display-name="teal-normal" style:family="paragraph" style:parent-style-name="default">
      <style:text-properties style:font-name-asian="Noto Sans Devanagari" style:font-name-complex="Noto Sans Devanagari" fo:hyphenate="false"/>
    </style:style>
    <style:style style:name="magenta-title" style:display-name="magenta-title" style:family="paragraph" style:parent-style-name="default">
      <style:text-properties style:font-name-asian="Noto Sans Devanagari" style:font-name-complex="Noto Sans Devanagari" fo:color="#FFFFFF" fo:hyphenate="false"/>
    </style:style>
    <style:style style:name="magenta-title-with-border" style:display-name="magenta-title-with-border" style:family="paragraph" style:parent-style-name="default">
      <style:text-properties style:font-name-asian="Noto Sans Devanagari" style:font-name-complex="Noto Sans Devanagari" fo:color="#FFFFFF" fo:hyphenate="false"/>
    </style:style>
    <style:style style:name="magenta-banded" style:display-name="magenta-banded" style:family="paragraph" style:parent-style-name="default">
      <style:text-properties style:font-name-asian="Noto Sans Devanagari" style:font-name-complex="Noto Sans Devanagari" fo:hyphenate="false"/>
    </style:style>
    <style:style style:name="magenta-normal" style:display-name="magenta-normal" style:family="paragraph" style:parent-style-name="default">
      <style:text-properties style:font-name-asian="Noto Sans Devanagari" style:font-name-complex="Noto Sans Devanagari" fo:hyphenate="false"/>
    </style:style>
    <style:style style:name="Объектыфона" style:display-name="Объекты фона" style:family="paragraph">
      <style:text-properties style:font-name-asian="Tahoma" style:font-name-complex="Liberation Sans" fo:hyphenate="false"/>
    </style:style>
    <style:style style:name="Фон" style:display-name="Фон" style:family="paragraph">
      <style:text-properties style:font-name-asian="Tahoma" style:font-name-complex="Liberation Sans" fo:hyphenate="false"/>
    </style:style>
    <style:style style:name="Примечания" style:display-name="Примечания" style:family="paragraph">
      <style:paragraph-properties fo:margin-left="0.2361in" fo:text-indent="-0.2361in">
        <style:tab-stops/>
      </style:paragraph-properties>
      <style:text-properties style:font-name="Noto Sans Devanagari" style:font-name-asian="Tahoma" style:font-name-complex="Liberation Sans" fo:font-size="20pt" style:font-size-asian="20pt" fo:hyphenate="false"/>
    </style:style>
    <style:style style:name="Структура1" style:display-name="Структура 1" style:family="paragraph">
      <style:paragraph-properties fo:margin-top="0.1965in" fo:line-height="90%"/>
      <style:text-properties style:font-name="Noto Sans Devanagari" style:font-name-asian="Tahoma" style:font-name-complex="Liberation Sans" fo:color="#000000" fo:font-size="28pt" style:font-size-asian="28pt" fo:hyphenate="false"/>
    </style:style>
    <style:style style:name="Структура2" style:display-name="Структура 2" style:family="paragraph" style:parent-style-name="Структура1">
      <style:paragraph-properties fo:margin-top="0.1576in"/>
      <style:text-properties style:font-name-asian="Noto Sans Devanagari" style:font-name-complex="Noto Sans Devanagari" fo:font-size="20pt" style:font-size-asian="20pt" fo:hyphenate="false"/>
    </style:style>
    <style:style style:name="Структура3" style:display-name="Структура 3" style:family="paragraph" style:parent-style-name="Структура2">
      <style:paragraph-properties fo:margin-top="0.118in"/>
      <style:text-properties fo:font-size="18pt" style:font-size-asian="18pt" fo:hyphenate="false"/>
    </style:style>
    <style:style style:name="Структура4" style:display-name="Структура 4" style:family="paragraph" style:parent-style-name="Структура3">
      <style:paragraph-properties fo:margin-top="0.0784in"/>
      <style:text-properties fo:hyphenate="false"/>
    </style:style>
    <style:style style:name="Структура5" style:display-name="Структура 5" style:family="paragraph" style:parent-style-name="Структура4">
      <style:paragraph-properties fo:margin-top="0.0395in"/>
      <style:text-properties fo:font-size="20pt" style:font-size-asian="20pt" fo:hyphenate="false"/>
    </style:style>
    <style:style style:name="Структура6" style:display-name="Структура 6" style:family="paragraph" style:parent-style-name="Структура5">
      <style:text-properties fo:hyphenate="false"/>
    </style:style>
    <style:style style:name="Структура7" style:display-name="Структура 7" style:family="paragraph" style:parent-style-name="Структура6">
      <style:text-properties fo:hyphenate="false"/>
    </style:style>
    <style:style style:name="Структура8" style:display-name="Структура 8" style:family="paragraph" style:parent-style-name="Структура7">
      <style:text-properties fo:hyphenate="false"/>
    </style:style>
    <style:style style:name="Структура9" style:display-name="Структура 9" style:family="paragraph" style:parent-style-name="Структура8">
      <style:text-properties fo:hyphenate="false"/>
    </style:style>
    <style:style style:name="ЗаголовокивертикальныйтекстLTGliederung1" style:display-name="Заголовок и вертикальный текст~LT~Gliederung 1" style:family="paragraph">
      <style:paragraph-properties fo:margin-top="0.1965in" fo:line-height="90%"/>
      <style:text-properties style:font-name="Noto Sans Devanagari" style:font-name-asian="Tahoma" style:font-name-complex="Liberation Sans" fo:color="#000000" fo:font-size="28pt" style:font-size-asian="28pt" fo:hyphenate="false"/>
    </style:style>
    <style:style style:name="ЗаголовокивертикальныйтекстLTGliederung2" style:display-name="Заголовок и вертикальный текст~LT~Gliederung 2" style:family="paragraph" style:parent-style-name="ЗаголовокивертикальныйтекстLTGliederung1">
      <style:paragraph-properties fo:margin-top="0.1576in"/>
      <style:text-properties style:font-name-asian="Noto Sans Devanagari" style:font-name-complex="Noto Sans Devanagari" fo:font-size="20pt" style:font-size-asian="20pt" fo:hyphenate="false"/>
    </style:style>
    <style:style style:name="ЗаголовокивертикальныйтекстLTGliederung3" style:display-name="Заголовок и вертикальный текст~LT~Gliederung 3" style:family="paragraph" style:parent-style-name="ЗаголовокивертикальныйтекстLTGliederung2">
      <style:paragraph-properties fo:margin-top="0.118in"/>
      <style:text-properties fo:font-size="18pt" style:font-size-asian="18pt" fo:hyphenate="false"/>
    </style:style>
    <style:style style:name="ЗаголовокивертикальныйтекстLTGliederung4" style:display-name="Заголовок и вертикальный текст~LT~Gliederung 4" style:family="paragraph" style:parent-style-name="ЗаголовокивертикальныйтекстLTGliederung3">
      <style:paragraph-properties fo:margin-top="0.0784in"/>
      <style:text-properties fo:hyphenate="false"/>
    </style:style>
    <style:style style:name="ЗаголовокивертикальныйтекстLTGliederung5" style:display-name="Заголовок и вертикальный текст~LT~Gliederung 5" style:family="paragraph" style:parent-style-name="ЗаголовокивертикальныйтекстLTGliederung4">
      <style:paragraph-properties fo:margin-top="0.0395in"/>
      <style:text-properties fo:font-size="20pt" style:font-size-asian="20pt" fo:hyphenate="false"/>
    </style:style>
    <style:style style:name="ЗаголовокивертикальныйтекстLTGliederung6" style:display-name="Заголовок и вертикальный текст~LT~Gliederung 6" style:family="paragraph" style:parent-style-name="ЗаголовокивертикальныйтекстLTGliederung5">
      <style:text-properties fo:hyphenate="false"/>
    </style:style>
    <style:style style:name="ЗаголовокивертикальныйтекстLTGliederung7" style:display-name="Заголовок и вертикальный текст~LT~Gliederung 7" style:family="paragraph" style:parent-style-name="ЗаголовокивертикальныйтекстLTGliederung6">
      <style:text-properties fo:hyphenate="false"/>
    </style:style>
    <style:style style:name="ЗаголовокивертикальныйтекстLTGliederung8" style:display-name="Заголовок и вертикальный текст~LT~Gliederung 8" style:family="paragraph" style:parent-style-name="ЗаголовокивертикальныйтекстLTGliederung7">
      <style:text-properties fo:hyphenate="false"/>
    </style:style>
    <style:style style:name="ЗаголовокивертикальныйтекстLTGliederung9" style:display-name="Заголовок и вертикальный текст~LT~Gliederung 9" style:family="paragraph" style:parent-style-name="ЗаголовокивертикальныйтекстLTGliederung8">
      <style:text-properties fo:hyphenate="false"/>
    </style:style>
    <style:style style:name="ЗаголовокивертикальныйтекстLTTitel" style:display-name="Заголовок и вертикальный текст~LT~Titel" style:family="paragraph">
      <style:paragraph-properties style:line-height-at-least="0.1388in"/>
      <style:text-properties style:font-name="Noto Sans Devanagari" style:font-name-asian="Tahoma" style:font-name-complex="Liberation Sans" fo:color="#000000" fo:font-size="18pt" style:font-size-asian="18pt" fo:hyphenate="false"/>
    </style:style>
    <style:style style:name="ЗаголовокивертикальныйтекстLTUntertitel" style:display-name="Заголовок и вертикальный текст~LT~Untertitel" style:family="paragraph">
      <style:paragraph-properties fo:text-align="center"/>
      <style:text-properties style:font-name="Noto Sans Devanagari" style:font-name-asian="Tahoma" style:font-name-complex="Liberation Sans" fo:font-size="32pt" style:font-size-asian="32pt" fo:hyphenate="false"/>
    </style:style>
    <style:style style:name="ЗаголовокивертикальныйтекстLTNotizen" style:display-name="Заголовок и вертикальный текст~LT~Notizen" style:family="paragraph">
      <style:paragraph-properties fo:margin-left="0.2361in" fo:text-indent="-0.2361in">
        <style:tab-stops/>
      </style:paragraph-properties>
      <style:text-properties style:font-name="Noto Sans Devanagari" style:font-name-asian="Tahoma" style:font-name-complex="Liberation Sans" fo:font-size="20pt" style:font-size-asian="20pt" fo:hyphenate="false"/>
    </style:style>
    <style:style style:name="ЗаголовокивертикальныйтекстLTHintergrundobjekte" style:display-name="Заголовок и вертикальный текст~LT~Hintergrundobjekte" style:family="paragraph">
      <style:text-properties style:font-name-asian="Tahoma" style:font-name-complex="Liberation Sans" fo:hyphenate="false"/>
    </style:style>
    <style:style style:name="ЗаголовокивертикальныйтекстLTHintergrund" style:display-name="Заголовок и вертикальный текст~LT~Hintergrund" style:family="paragraph">
      <style:text-properties style:font-name-asian="Tahoma" style:font-name-complex="Liberation Sans" fo:hyphenate="false"/>
    </style:style>
    <style:style style:name="ВертикальныйзаголовокитекстLTGliederung1" style:display-name="Вертикальный заголовок и текст~LT~Gliederung 1" style:family="paragraph">
      <style:paragraph-properties fo:margin-top="0.1965in" fo:line-height="90%"/>
      <style:text-properties style:font-name="Noto Sans Devanagari" style:font-name-asian="Tahoma" style:font-name-complex="Liberation Sans" fo:color="#000000" fo:font-size="28pt" style:font-size-asian="28pt" fo:hyphenate="false"/>
    </style:style>
    <style:style style:name="ВертикальныйзаголовокитекстLTGliederung2" style:display-name="Вертикальный заголовок и текст~LT~Gliederung 2" style:family="paragraph" style:parent-style-name="ВертикальныйзаголовокитекстLTGliederung1">
      <style:paragraph-properties fo:margin-top="0.1576in"/>
      <style:text-properties style:font-name-asian="Noto Sans Devanagari" style:font-name-complex="Noto Sans Devanagari" fo:font-size="20pt" style:font-size-asian="20pt" fo:hyphenate="false"/>
    </style:style>
    <style:style style:name="ВертикальныйзаголовокитекстLTGliederung3" style:display-name="Вертикальный заголовок и текст~LT~Gliederung 3" style:family="paragraph" style:parent-style-name="ВертикальныйзаголовокитекстLTGliederung2">
      <style:paragraph-properties fo:margin-top="0.118in"/>
      <style:text-properties fo:font-size="18pt" style:font-size-asian="18pt" fo:hyphenate="false"/>
    </style:style>
    <style:style style:name="ВертикальныйзаголовокитекстLTGliederung4" style:display-name="Вертикальный заголовок и текст~LT~Gliederung 4" style:family="paragraph" style:parent-style-name="ВертикальныйзаголовокитекстLTGliederung3">
      <style:paragraph-properties fo:margin-top="0.0784in"/>
      <style:text-properties fo:hyphenate="false"/>
    </style:style>
    <style:style style:name="ВертикальныйзаголовокитекстLTGliederung5" style:display-name="Вертикальный заголовок и текст~LT~Gliederung 5" style:family="paragraph" style:parent-style-name="ВертикальныйзаголовокитекстLTGliederung4">
      <style:paragraph-properties fo:margin-top="0.0395in"/>
      <style:text-properties fo:font-size="20pt" style:font-size-asian="20pt" fo:hyphenate="false"/>
    </style:style>
    <style:style style:name="ВертикальныйзаголовокитекстLTGliederung6" style:display-name="Вертикальный заголовок и текст~LT~Gliederung 6" style:family="paragraph" style:parent-style-name="ВертикальныйзаголовокитекстLTGliederung5">
      <style:text-properties fo:hyphenate="false"/>
    </style:style>
    <style:style style:name="ВертикальныйзаголовокитекстLTGliederung7" style:display-name="Вертикальный заголовок и текст~LT~Gliederung 7" style:family="paragraph" style:parent-style-name="ВертикальныйзаголовокитекстLTGliederung6">
      <style:text-properties fo:hyphenate="false"/>
    </style:style>
    <style:style style:name="ВертикальныйзаголовокитекстLTGliederung8" style:display-name="Вертикальный заголовок и текст~LT~Gliederung 8" style:family="paragraph" style:parent-style-name="ВертикальныйзаголовокитекстLTGliederung7">
      <style:text-properties fo:hyphenate="false"/>
    </style:style>
    <style:style style:name="ВертикальныйзаголовокитекстLTGliederung9" style:display-name="Вертикальный заголовок и текст~LT~Gliederung 9" style:family="paragraph" style:parent-style-name="ВертикальныйзаголовокитекстLTGliederung8">
      <style:text-properties fo:hyphenate="false"/>
    </style:style>
    <style:style style:name="ВертикальныйзаголовокитекстLTTitel" style:display-name="Вертикальный заголовок и текст~LT~Titel" style:family="paragraph">
      <style:paragraph-properties style:line-height-at-least="0.1388in"/>
      <style:text-properties style:font-name="Noto Sans Devanagari" style:font-name-asian="Tahoma" style:font-name-complex="Liberation Sans" fo:color="#000000" fo:font-size="18pt" style:font-size-asian="18pt" fo:hyphenate="false"/>
    </style:style>
    <style:style style:name="ВертикальныйзаголовокитекстLTUntertitel" style:display-name="Вертикальный заголовок и текст~LT~Untertitel" style:family="paragraph">
      <style:paragraph-properties fo:text-align="center"/>
      <style:text-properties style:font-name="Noto Sans Devanagari" style:font-name-asian="Tahoma" style:font-name-complex="Liberation Sans" fo:font-size="32pt" style:font-size-asian="32pt" fo:hyphenate="false"/>
    </style:style>
    <style:style style:name="ВертикальныйзаголовокитекстLTNotizen" style:display-name="Вертикальный заголовок и текст~LT~Notizen" style:family="paragraph">
      <style:paragraph-properties fo:margin-left="0.2361in" fo:text-indent="-0.2361in">
        <style:tab-stops/>
      </style:paragraph-properties>
      <style:text-properties style:font-name="Noto Sans Devanagari" style:font-name-asian="Tahoma" style:font-name-complex="Liberation Sans" fo:font-size="20pt" style:font-size-asian="20pt" fo:hyphenate="false"/>
    </style:style>
    <style:style style:name="ВертикальныйзаголовокитекстLTHintergrundobjekte" style:display-name="Вертикальный заголовок и текст~LT~Hintergrundobjekte" style:family="paragraph">
      <style:text-properties style:font-name-asian="Tahoma" style:font-name-complex="Liberation Sans" fo:hyphenate="false"/>
    </style:style>
    <style:style style:name="ВертикальныйзаголовокитекстLTHintergrund" style:display-name="Вертикальный заголовок и текст~LT~Hintergrund" style:family="paragraph">
      <style:text-properties style:font-name-asian="Tahoma" style:font-name-complex="Liberation Sans" fo:hyphenate="false"/>
    </style:style>
    <style:style style:name="ЗаголовокиобъектLTGliederung1" style:display-name="Заголовок и объект~LT~Gliederung 1" style:family="paragraph">
      <style:paragraph-properties fo:margin-top="0.1965in" fo:line-height="90%"/>
      <style:text-properties style:font-name="Noto Sans Devanagari" style:font-name-asian="Tahoma" style:font-name-complex="Liberation Sans" fo:color="#000000" fo:font-size="28pt" style:font-size-asian="28pt" fo:hyphenate="false"/>
    </style:style>
    <style:style style:name="ЗаголовокиобъектLTGliederung2" style:display-name="Заголовок и объект~LT~Gliederung 2" style:family="paragraph" style:parent-style-name="ЗаголовокиобъектLTGliederung1">
      <style:paragraph-properties fo:margin-top="0.1576in"/>
      <style:text-properties style:font-name-asian="Noto Sans Devanagari" style:font-name-complex="Noto Sans Devanagari" fo:font-size="20pt" style:font-size-asian="20pt" fo:hyphenate="false"/>
    </style:style>
    <style:style style:name="ЗаголовокиобъектLTGliederung3" style:display-name="Заголовок и объект~LT~Gliederung 3" style:family="paragraph" style:parent-style-name="ЗаголовокиобъектLTGliederung2">
      <style:paragraph-properties fo:margin-top="0.118in"/>
      <style:text-properties fo:font-size="18pt" style:font-size-asian="18pt" fo:hyphenate="false"/>
    </style:style>
    <style:style style:name="ЗаголовокиобъектLTGliederung4" style:display-name="Заголовок и объект~LT~Gliederung 4" style:family="paragraph" style:parent-style-name="ЗаголовокиобъектLTGliederung3">
      <style:paragraph-properties fo:margin-top="0.0784in"/>
      <style:text-properties fo:hyphenate="false"/>
    </style:style>
    <style:style style:name="ЗаголовокиобъектLTGliederung5" style:display-name="Заголовок и объект~LT~Gliederung 5" style:family="paragraph" style:parent-style-name="ЗаголовокиобъектLTGliederung4">
      <style:paragraph-properties fo:margin-top="0.0395in"/>
      <style:text-properties fo:font-size="20pt" style:font-size-asian="20pt" fo:hyphenate="false"/>
    </style:style>
    <style:style style:name="ЗаголовокиобъектLTGliederung6" style:display-name="Заголовок и объект~LT~Gliederung 6" style:family="paragraph" style:parent-style-name="ЗаголовокиобъектLTGliederung5">
      <style:text-properties fo:hyphenate="false"/>
    </style:style>
    <style:style style:name="ЗаголовокиобъектLTGliederung7" style:display-name="Заголовок и объект~LT~Gliederung 7" style:family="paragraph" style:parent-style-name="ЗаголовокиобъектLTGliederung6">
      <style:text-properties fo:hyphenate="false"/>
    </style:style>
    <style:style style:name="ЗаголовокиобъектLTGliederung8" style:display-name="Заголовок и объект~LT~Gliederung 8" style:family="paragraph" style:parent-style-name="ЗаголовокиобъектLTGliederung7">
      <style:text-properties fo:hyphenate="false"/>
    </style:style>
    <style:style style:name="ЗаголовокиобъектLTGliederung9" style:display-name="Заголовок и объект~LT~Gliederung 9" style:family="paragraph" style:parent-style-name="ЗаголовокиобъектLTGliederung8">
      <style:text-properties fo:hyphenate="false"/>
    </style:style>
    <style:style style:name="ЗаголовокиобъектLTTitel" style:display-name="Заголовок и объект~LT~Titel" style:family="paragraph">
      <style:paragraph-properties style:line-height-at-least="0.1388in"/>
      <style:text-properties style:font-name="Noto Sans Devanagari" style:font-name-asian="Tahoma" style:font-name-complex="Liberation Sans" fo:color="#000000" fo:font-size="18pt" style:font-size-asian="18pt" fo:hyphenate="false"/>
    </style:style>
    <style:style style:name="ЗаголовокиобъектLTUntertitel" style:display-name="Заголовок и объект~LT~Untertitel" style:family="paragraph">
      <style:paragraph-properties fo:text-align="center"/>
      <style:text-properties style:font-name="Noto Sans Devanagari" style:font-name-asian="Tahoma" style:font-name-complex="Liberation Sans" fo:font-size="32pt" style:font-size-asian="32pt" fo:hyphenate="false"/>
    </style:style>
    <style:style style:name="ЗаголовокиобъектLTNotizen" style:display-name="Заголовок и объект~LT~Notizen" style:family="paragraph">
      <style:paragraph-properties fo:margin-left="0.2361in" fo:text-indent="-0.2361in">
        <style:tab-stops/>
      </style:paragraph-properties>
      <style:text-properties style:font-name="Noto Sans Devanagari" style:font-name-asian="Tahoma" style:font-name-complex="Liberation Sans" fo:font-size="20pt" style:font-size-asian="20pt" fo:hyphenate="false"/>
    </style:style>
    <style:style style:name="ЗаголовокиобъектLTHintergrundobjekte" style:display-name="Заголовок и объект~LT~Hintergrundobjekte" style:family="paragraph">
      <style:text-properties style:font-name-asian="Tahoma" style:font-name-complex="Liberation Sans" fo:hyphenate="false"/>
    </style:style>
    <style:style style:name="ЗаголовокиобъектLTHintergrund" style:display-name="Заголовок и объект~LT~Hintergrund" style:family="paragraph">
      <style:text-properties style:font-name-asian="Tahoma" style:font-name-complex="Liberation Sans" fo:hyphenate="false"/>
    </style:style>
    <style:style style:name="ЗаголовокразделаLTGliederung1" style:display-name="Заголовок раздела~LT~Gliederung 1" style:family="paragraph">
      <style:paragraph-properties fo:margin-top="0.1965in" fo:line-height="90%"/>
      <style:text-properties style:font-name="Noto Sans Devanagari" style:font-name-asian="Tahoma" style:font-name-complex="Liberation Sans" fo:color="#000000" fo:font-size="28pt" style:font-size-asian="28pt" fo:hyphenate="false"/>
    </style:style>
    <style:style style:name="ЗаголовокразделаLTGliederung2" style:display-name="Заголовок раздела~LT~Gliederung 2" style:family="paragraph" style:parent-style-name="ЗаголовокразделаLTGliederung1">
      <style:paragraph-properties fo:margin-top="0.1576in"/>
      <style:text-properties style:font-name-asian="Noto Sans Devanagari" style:font-name-complex="Noto Sans Devanagari" fo:font-size="20pt" style:font-size-asian="20pt" fo:hyphenate="false"/>
    </style:style>
    <style:style style:name="ЗаголовокразделаLTGliederung3" style:display-name="Заголовок раздела~LT~Gliederung 3" style:family="paragraph" style:parent-style-name="ЗаголовокразделаLTGliederung2">
      <style:paragraph-properties fo:margin-top="0.118in"/>
      <style:text-properties fo:font-size="18pt" style:font-size-asian="18pt" fo:hyphenate="false"/>
    </style:style>
    <style:style style:name="ЗаголовокразделаLTGliederung4" style:display-name="Заголовок раздела~LT~Gliederung 4" style:family="paragraph" style:parent-style-name="ЗаголовокразделаLTGliederung3">
      <style:paragraph-properties fo:margin-top="0.0784in"/>
      <style:text-properties fo:hyphenate="false"/>
    </style:style>
    <style:style style:name="ЗаголовокразделаLTGliederung5" style:display-name="Заголовок раздела~LT~Gliederung 5" style:family="paragraph" style:parent-style-name="ЗаголовокразделаLTGliederung4">
      <style:paragraph-properties fo:margin-top="0.0395in"/>
      <style:text-properties fo:font-size="20pt" style:font-size-asian="20pt" fo:hyphenate="false"/>
    </style:style>
    <style:style style:name="ЗаголовокразделаLTGliederung6" style:display-name="Заголовок раздела~LT~Gliederung 6" style:family="paragraph" style:parent-style-name="ЗаголовокразделаLTGliederung5">
      <style:text-properties fo:hyphenate="false"/>
    </style:style>
    <style:style style:name="ЗаголовокразделаLTGliederung7" style:display-name="Заголовок раздела~LT~Gliederung 7" style:family="paragraph" style:parent-style-name="ЗаголовокразделаLTGliederung6">
      <style:text-properties fo:hyphenate="false"/>
    </style:style>
    <style:style style:name="ЗаголовокразделаLTGliederung8" style:display-name="Заголовок раздела~LT~Gliederung 8" style:family="paragraph" style:parent-style-name="ЗаголовокразделаLTGliederung7">
      <style:text-properties fo:hyphenate="false"/>
    </style:style>
    <style:style style:name="ЗаголовокразделаLTGliederung9" style:display-name="Заголовок раздела~LT~Gliederung 9" style:family="paragraph" style:parent-style-name="ЗаголовокразделаLTGliederung8">
      <style:text-properties fo:hyphenate="false"/>
    </style:style>
    <style:style style:name="ЗаголовокразделаLTTitel" style:display-name="Заголовок раздела~LT~Titel" style:family="paragraph">
      <style:paragraph-properties style:line-height-at-least="0.1388in"/>
      <style:text-properties style:font-name="Noto Sans Devanagari" style:font-name-asian="Tahoma" style:font-name-complex="Liberation Sans" fo:color="#000000" fo:font-size="18pt" style:font-size-asian="18pt" fo:hyphenate="false"/>
    </style:style>
    <style:style style:name="ЗаголовокразделаLTUntertitel" style:display-name="Заголовок раздела~LT~Untertitel" style:family="paragraph">
      <style:paragraph-properties fo:text-align="center"/>
      <style:text-properties style:font-name="Noto Sans Devanagari" style:font-name-asian="Tahoma" style:font-name-complex="Liberation Sans" fo:font-size="32pt" style:font-size-asian="32pt" fo:hyphenate="false"/>
    </style:style>
    <style:style style:name="ЗаголовокразделаLTNotizen" style:display-name="Заголовок раздела~LT~Notizen" style:family="paragraph">
      <style:paragraph-properties fo:margin-left="0.2361in" fo:text-indent="-0.2361in">
        <style:tab-stops/>
      </style:paragraph-properties>
      <style:text-properties style:font-name="Noto Sans Devanagari" style:font-name-asian="Tahoma" style:font-name-complex="Liberation Sans" fo:font-size="20pt" style:font-size-asian="20pt" fo:hyphenate="false"/>
    </style:style>
    <style:style style:name="ЗаголовокразделаLTHintergrundobjekte" style:display-name="Заголовок раздела~LT~Hintergrundobjekte" style:family="paragraph">
      <style:text-properties style:font-name-asian="Tahoma" style:font-name-complex="Liberation Sans" fo:hyphenate="false"/>
    </style:style>
    <style:style style:name="ЗаголовокразделаLTHintergrund" style:display-name="Заголовок раздела~LT~Hintergrund" style:family="paragraph">
      <style:text-properties style:font-name-asian="Tahoma" style:font-name-complex="Liberation Sans" fo:hyphenate="false"/>
    </style:style>
    <style:style style:name="ДваобъектаLTGliederung1" style:display-name="Два объекта~LT~Gliederung 1" style:family="paragraph">
      <style:paragraph-properties fo:margin-top="0.1965in" fo:line-height="90%"/>
      <style:text-properties style:font-name="Noto Sans Devanagari" style:font-name-asian="Tahoma" style:font-name-complex="Liberation Sans" fo:color="#000000" fo:font-size="28pt" style:font-size-asian="28pt" fo:hyphenate="false"/>
    </style:style>
    <style:style style:name="ДваобъектаLTGliederung2" style:display-name="Два объекта~LT~Gliederung 2" style:family="paragraph" style:parent-style-name="ДваобъектаLTGliederung1">
      <style:paragraph-properties fo:margin-top="0.1576in"/>
      <style:text-properties style:font-name-asian="Noto Sans Devanagari" style:font-name-complex="Noto Sans Devanagari" fo:font-size="20pt" style:font-size-asian="20pt" fo:hyphenate="false"/>
    </style:style>
    <style:style style:name="ДваобъектаLTGliederung3" style:display-name="Два объекта~LT~Gliederung 3" style:family="paragraph" style:parent-style-name="ДваобъектаLTGliederung2">
      <style:paragraph-properties fo:margin-top="0.118in"/>
      <style:text-properties fo:font-size="18pt" style:font-size-asian="18pt" fo:hyphenate="false"/>
    </style:style>
    <style:style style:name="ДваобъектаLTGliederung4" style:display-name="Два объекта~LT~Gliederung 4" style:family="paragraph" style:parent-style-name="ДваобъектаLTGliederung3">
      <style:paragraph-properties fo:margin-top="0.0784in"/>
      <style:text-properties fo:hyphenate="false"/>
    </style:style>
    <style:style style:name="ДваобъектаLTGliederung5" style:display-name="Два объекта~LT~Gliederung 5" style:family="paragraph" style:parent-style-name="ДваобъектаLTGliederung4">
      <style:paragraph-properties fo:margin-top="0.0395in"/>
      <style:text-properties fo:font-size="20pt" style:font-size-asian="20pt" fo:hyphenate="false"/>
    </style:style>
    <style:style style:name="ДваобъектаLTGliederung6" style:display-name="Два объекта~LT~Gliederung 6" style:family="paragraph" style:parent-style-name="ДваобъектаLTGliederung5">
      <style:text-properties fo:hyphenate="false"/>
    </style:style>
    <style:style style:name="ДваобъектаLTGliederung7" style:display-name="Два объекта~LT~Gliederung 7" style:family="paragraph" style:parent-style-name="ДваобъектаLTGliederung6">
      <style:text-properties fo:hyphenate="false"/>
    </style:style>
    <style:style style:name="ДваобъектаLTGliederung8" style:display-name="Два объекта~LT~Gliederung 8" style:family="paragraph" style:parent-style-name="ДваобъектаLTGliederung7">
      <style:text-properties fo:hyphenate="false"/>
    </style:style>
    <style:style style:name="ДваобъектаLTGliederung9" style:display-name="Два объекта~LT~Gliederung 9" style:family="paragraph" style:parent-style-name="ДваобъектаLTGliederung8">
      <style:text-properties fo:hyphenate="false"/>
    </style:style>
    <style:style style:name="ДваобъектаLTTitel" style:display-name="Два объекта~LT~Titel" style:family="paragraph">
      <style:paragraph-properties style:line-height-at-least="0.1388in"/>
      <style:text-properties style:font-name="Noto Sans Devanagari" style:font-name-asian="Tahoma" style:font-name-complex="Liberation Sans" fo:color="#000000" fo:font-size="18pt" style:font-size-asian="18pt" fo:hyphenate="false"/>
    </style:style>
    <style:style style:name="ДваобъектаLTUntertitel" style:display-name="Два объекта~LT~Untertitel" style:family="paragraph">
      <style:paragraph-properties fo:text-align="center"/>
      <style:text-properties style:font-name="Noto Sans Devanagari" style:font-name-asian="Tahoma" style:font-name-complex="Liberation Sans" fo:font-size="32pt" style:font-size-asian="32pt" fo:hyphenate="false"/>
    </style:style>
    <style:style style:name="ДваобъектаLTNotizen" style:display-name="Два объекта~LT~Notizen" style:family="paragraph">
      <style:paragraph-properties fo:margin-left="0.2361in" fo:text-indent="-0.2361in">
        <style:tab-stops/>
      </style:paragraph-properties>
      <style:text-properties style:font-name="Noto Sans Devanagari" style:font-name-asian="Tahoma" style:font-name-complex="Liberation Sans" fo:font-size="20pt" style:font-size-asian="20pt" fo:hyphenate="false"/>
    </style:style>
    <style:style style:name="ДваобъектаLTHintergrundobjekte" style:display-name="Два объекта~LT~Hintergrundobjekte" style:family="paragraph">
      <style:text-properties style:font-name-asian="Tahoma" style:font-name-complex="Liberation Sans" fo:hyphenate="false"/>
    </style:style>
    <style:style style:name="ДваобъектаLTHintergrund" style:display-name="Два объекта~LT~Hintergrund" style:family="paragraph">
      <style:text-properties style:font-name-asian="Tahoma" style:font-name-complex="Liberation Sans" fo:hyphenate="false"/>
    </style:style>
    <style:style style:name="СравнениеLTGliederung1" style:display-name="Сравнение~LT~Gliederung 1" style:family="paragraph">
      <style:paragraph-properties fo:margin-top="0.1965in" fo:line-height="90%"/>
      <style:text-properties style:font-name="Noto Sans Devanagari" style:font-name-asian="Tahoma" style:font-name-complex="Liberation Sans" fo:color="#000000" fo:font-size="28pt" style:font-size-asian="28pt" fo:hyphenate="false"/>
    </style:style>
    <style:style style:name="СравнениеLTGliederung2" style:display-name="Сравнение~LT~Gliederung 2" style:family="paragraph" style:parent-style-name="СравнениеLTGliederung1">
      <style:paragraph-properties fo:margin-top="0.1576in"/>
      <style:text-properties style:font-name-asian="Noto Sans Devanagari" style:font-name-complex="Noto Sans Devanagari" fo:font-size="20pt" style:font-size-asian="20pt" fo:hyphenate="false"/>
    </style:style>
    <style:style style:name="СравнениеLTGliederung3" style:display-name="Сравнение~LT~Gliederung 3" style:family="paragraph" style:parent-style-name="СравнениеLTGliederung2">
      <style:paragraph-properties fo:margin-top="0.118in"/>
      <style:text-properties fo:font-size="18pt" style:font-size-asian="18pt" fo:hyphenate="false"/>
    </style:style>
    <style:style style:name="СравнениеLTGliederung4" style:display-name="Сравнение~LT~Gliederung 4" style:family="paragraph" style:parent-style-name="СравнениеLTGliederung3">
      <style:paragraph-properties fo:margin-top="0.0784in"/>
      <style:text-properties fo:hyphenate="false"/>
    </style:style>
    <style:style style:name="СравнениеLTGliederung5" style:display-name="Сравнение~LT~Gliederung 5" style:family="paragraph" style:parent-style-name="СравнениеLTGliederung4">
      <style:paragraph-properties fo:margin-top="0.0395in"/>
      <style:text-properties fo:font-size="20pt" style:font-size-asian="20pt" fo:hyphenate="false"/>
    </style:style>
    <style:style style:name="СравнениеLTGliederung6" style:display-name="Сравнение~LT~Gliederung 6" style:family="paragraph" style:parent-style-name="СравнениеLTGliederung5">
      <style:text-properties fo:hyphenate="false"/>
    </style:style>
    <style:style style:name="СравнениеLTGliederung7" style:display-name="Сравнение~LT~Gliederung 7" style:family="paragraph" style:parent-style-name="СравнениеLTGliederung6">
      <style:text-properties fo:hyphenate="false"/>
    </style:style>
    <style:style style:name="СравнениеLTGliederung8" style:display-name="Сравнение~LT~Gliederung 8" style:family="paragraph" style:parent-style-name="СравнениеLTGliederung7">
      <style:text-properties fo:hyphenate="false"/>
    </style:style>
    <style:style style:name="СравнениеLTGliederung9" style:display-name="Сравнение~LT~Gliederung 9" style:family="paragraph" style:parent-style-name="СравнениеLTGliederung8">
      <style:text-properties fo:hyphenate="false"/>
    </style:style>
    <style:style style:name="СравнениеLTTitel" style:display-name="Сравнение~LT~Titel" style:family="paragraph">
      <style:paragraph-properties style:line-height-at-least="0.1388in"/>
      <style:text-properties style:font-name="Noto Sans Devanagari" style:font-name-asian="Tahoma" style:font-name-complex="Liberation Sans" fo:color="#000000" fo:font-size="18pt" style:font-size-asian="18pt" fo:hyphenate="false"/>
    </style:style>
    <style:style style:name="СравнениеLTUntertitel" style:display-name="Сравнение~LT~Untertitel" style:family="paragraph">
      <style:paragraph-properties fo:text-align="center"/>
      <style:text-properties style:font-name="Noto Sans Devanagari" style:font-name-asian="Tahoma" style:font-name-complex="Liberation Sans" fo:font-size="32pt" style:font-size-asian="32pt" fo:hyphenate="false"/>
    </style:style>
    <style:style style:name="СравнениеLTNotizen" style:display-name="Сравнение~LT~Notizen" style:family="paragraph">
      <style:paragraph-properties fo:margin-left="0.2361in" fo:text-indent="-0.2361in">
        <style:tab-stops/>
      </style:paragraph-properties>
      <style:text-properties style:font-name="Noto Sans Devanagari" style:font-name-asian="Tahoma" style:font-name-complex="Liberation Sans" fo:font-size="20pt" style:font-size-asian="20pt" fo:hyphenate="false"/>
    </style:style>
    <style:style style:name="СравнениеLTHintergrundobjekte" style:display-name="Сравнение~LT~Hintergrundobjekte" style:family="paragraph">
      <style:text-properties style:font-name-asian="Tahoma" style:font-name-complex="Liberation Sans" fo:hyphenate="false"/>
    </style:style>
    <style:style style:name="СравнениеLTHintergrund" style:display-name="Сравнение~LT~Hintergrund" style:family="paragraph">
      <style:text-properties style:font-name-asian="Tahoma" style:font-name-complex="Liberation Sans" fo:hyphenate="false"/>
    </style:style>
    <style:style style:name="ТолькозаголовокLTGliederung1" style:display-name="Только заголовок~LT~Gliederung 1" style:family="paragraph">
      <style:paragraph-properties fo:margin-top="0.1965in" fo:line-height="90%"/>
      <style:text-properties style:font-name="Noto Sans Devanagari" style:font-name-asian="Tahoma" style:font-name-complex="Liberation Sans" fo:color="#000000" fo:font-size="28pt" style:font-size-asian="28pt" fo:hyphenate="false"/>
    </style:style>
    <style:style style:name="ТолькозаголовокLTGliederung2" style:display-name="Только заголовок~LT~Gliederung 2" style:family="paragraph" style:parent-style-name="ТолькозаголовокLTGliederung1">
      <style:paragraph-properties fo:margin-top="0.1576in"/>
      <style:text-properties style:font-name-asian="Noto Sans Devanagari" style:font-name-complex="Noto Sans Devanagari" fo:font-size="20pt" style:font-size-asian="20pt" fo:hyphenate="false"/>
    </style:style>
    <style:style style:name="ТолькозаголовокLTGliederung3" style:display-name="Только заголовок~LT~Gliederung 3" style:family="paragraph" style:parent-style-name="ТолькозаголовокLTGliederung2">
      <style:paragraph-properties fo:margin-top="0.118in"/>
      <style:text-properties fo:font-size="18pt" style:font-size-asian="18pt" fo:hyphenate="false"/>
    </style:style>
    <style:style style:name="ТолькозаголовокLTGliederung4" style:display-name="Только заголовок~LT~Gliederung 4" style:family="paragraph" style:parent-style-name="ТолькозаголовокLTGliederung3">
      <style:paragraph-properties fo:margin-top="0.0784in"/>
      <style:text-properties fo:hyphenate="false"/>
    </style:style>
    <style:style style:name="ТолькозаголовокLTGliederung5" style:display-name="Только заголовок~LT~Gliederung 5" style:family="paragraph" style:parent-style-name="ТолькозаголовокLTGliederung4">
      <style:paragraph-properties fo:margin-top="0.0395in"/>
      <style:text-properties fo:font-size="20pt" style:font-size-asian="20pt" fo:hyphenate="false"/>
    </style:style>
    <style:style style:name="ТолькозаголовокLTGliederung6" style:display-name="Только заголовок~LT~Gliederung 6" style:family="paragraph" style:parent-style-name="ТолькозаголовокLTGliederung5">
      <style:text-properties fo:hyphenate="false"/>
    </style:style>
    <style:style style:name="ТолькозаголовокLTGliederung7" style:display-name="Только заголовок~LT~Gliederung 7" style:family="paragraph" style:parent-style-name="ТолькозаголовокLTGliederung6">
      <style:text-properties fo:hyphenate="false"/>
    </style:style>
    <style:style style:name="ТолькозаголовокLTGliederung8" style:display-name="Только заголовок~LT~Gliederung 8" style:family="paragraph" style:parent-style-name="ТолькозаголовокLTGliederung7">
      <style:text-properties fo:hyphenate="false"/>
    </style:style>
    <style:style style:name="ТолькозаголовокLTGliederung9" style:display-name="Только заголовок~LT~Gliederung 9" style:family="paragraph" style:parent-style-name="ТолькозаголовокLTGliederung8">
      <style:text-properties fo:hyphenate="false"/>
    </style:style>
    <style:style style:name="ТолькозаголовокLTTitel" style:display-name="Только заголовок~LT~Titel" style:family="paragraph">
      <style:paragraph-properties style:line-height-at-least="0.1388in"/>
      <style:text-properties style:font-name="Noto Sans Devanagari" style:font-name-asian="Tahoma" style:font-name-complex="Liberation Sans" fo:color="#000000" fo:font-size="18pt" style:font-size-asian="18pt" fo:hyphenate="false"/>
    </style:style>
    <style:style style:name="ТолькозаголовокLTUntertitel" style:display-name="Только заголовок~LT~Untertitel" style:family="paragraph">
      <style:paragraph-properties fo:text-align="center"/>
      <style:text-properties style:font-name="Noto Sans Devanagari" style:font-name-asian="Tahoma" style:font-name-complex="Liberation Sans" fo:font-size="32pt" style:font-size-asian="32pt" fo:hyphenate="false"/>
    </style:style>
    <style:style style:name="ТолькозаголовокLTNotizen" style:display-name="Только заголовок~LT~Notizen" style:family="paragraph">
      <style:paragraph-properties fo:margin-left="0.2361in" fo:text-indent="-0.2361in">
        <style:tab-stops/>
      </style:paragraph-properties>
      <style:text-properties style:font-name="Noto Sans Devanagari" style:font-name-asian="Tahoma" style:font-name-complex="Liberation Sans" fo:font-size="20pt" style:font-size-asian="20pt" fo:hyphenate="false"/>
    </style:style>
    <style:style style:name="ТолькозаголовокLTHintergrundobjekte" style:display-name="Только заголовок~LT~Hintergrundobjekte" style:family="paragraph">
      <style:text-properties style:font-name-asian="Tahoma" style:font-name-complex="Liberation Sans" fo:hyphenate="false"/>
    </style:style>
    <style:style style:name="ТолькозаголовокLTHintergrund" style:display-name="Только заголовок~LT~Hintergrund" style:family="paragraph">
      <style:text-properties style:font-name-asian="Tahoma" style:font-name-complex="Liberation Sans" fo:hyphenate="false"/>
    </style:style>
    <style:style style:name="ПустойслайдLTGliederung1" style:display-name="Пустой слайд~LT~Gliederung 1" style:family="paragraph">
      <style:paragraph-properties fo:margin-top="0.1965in" fo:line-height="90%"/>
      <style:text-properties style:font-name="Noto Sans Devanagari" style:font-name-asian="Tahoma" style:font-name-complex="Liberation Sans" fo:color="#000000" fo:font-size="28pt" style:font-size-asian="28pt" fo:hyphenate="false"/>
    </style:style>
    <style:style style:name="ПустойслайдLTGliederung2" style:display-name="Пустой слайд~LT~Gliederung 2" style:family="paragraph" style:parent-style-name="ПустойслайдLTGliederung1">
      <style:paragraph-properties fo:margin-top="0.1576in"/>
      <style:text-properties style:font-name-asian="Noto Sans Devanagari" style:font-name-complex="Noto Sans Devanagari" fo:font-size="20pt" style:font-size-asian="20pt" fo:hyphenate="false"/>
    </style:style>
    <style:style style:name="ПустойслайдLTGliederung3" style:display-name="Пустой слайд~LT~Gliederung 3" style:family="paragraph" style:parent-style-name="ПустойслайдLTGliederung2">
      <style:paragraph-properties fo:margin-top="0.118in"/>
      <style:text-properties fo:font-size="18pt" style:font-size-asian="18pt" fo:hyphenate="false"/>
    </style:style>
    <style:style style:name="ПустойслайдLTGliederung4" style:display-name="Пустой слайд~LT~Gliederung 4" style:family="paragraph" style:parent-style-name="ПустойслайдLTGliederung3">
      <style:paragraph-properties fo:margin-top="0.0784in"/>
      <style:text-properties fo:hyphenate="false"/>
    </style:style>
    <style:style style:name="ПустойслайдLTGliederung5" style:display-name="Пустой слайд~LT~Gliederung 5" style:family="paragraph" style:parent-style-name="ПустойслайдLTGliederung4">
      <style:paragraph-properties fo:margin-top="0.0395in"/>
      <style:text-properties fo:font-size="20pt" style:font-size-asian="20pt" fo:hyphenate="false"/>
    </style:style>
    <style:style style:name="ПустойслайдLTGliederung6" style:display-name="Пустой слайд~LT~Gliederung 6" style:family="paragraph" style:parent-style-name="ПустойслайдLTGliederung5">
      <style:text-properties fo:hyphenate="false"/>
    </style:style>
    <style:style style:name="ПустойслайдLTGliederung7" style:display-name="Пустой слайд~LT~Gliederung 7" style:family="paragraph" style:parent-style-name="ПустойслайдLTGliederung6">
      <style:text-properties fo:hyphenate="false"/>
    </style:style>
    <style:style style:name="ПустойслайдLTGliederung8" style:display-name="Пустой слайд~LT~Gliederung 8" style:family="paragraph" style:parent-style-name="ПустойслайдLTGliederung7">
      <style:text-properties fo:hyphenate="false"/>
    </style:style>
    <style:style style:name="ПустойслайдLTGliederung9" style:display-name="Пустой слайд~LT~Gliederung 9" style:family="paragraph" style:parent-style-name="ПустойслайдLTGliederung8">
      <style:text-properties fo:hyphenate="false"/>
    </style:style>
    <style:style style:name="ПустойслайдLTTitel" style:display-name="Пустой слайд~LT~Titel" style:family="paragraph">
      <style:paragraph-properties style:line-height-at-least="0.1388in"/>
      <style:text-properties style:font-name="Noto Sans Devanagari" style:font-name-asian="Tahoma" style:font-name-complex="Liberation Sans" fo:color="#000000" fo:font-size="18pt" style:font-size-asian="18pt" fo:hyphenate="false"/>
    </style:style>
    <style:style style:name="ПустойслайдLTUntertitel" style:display-name="Пустой слайд~LT~Untertitel" style:family="paragraph">
      <style:paragraph-properties fo:text-align="center"/>
      <style:text-properties style:font-name="Noto Sans Devanagari" style:font-name-asian="Tahoma" style:font-name-complex="Liberation Sans" fo:font-size="32pt" style:font-size-asian="32pt" fo:hyphenate="false"/>
    </style:style>
    <style:style style:name="ПустойслайдLTNotizen" style:display-name="Пустой слайд~LT~Notizen" style:family="paragraph">
      <style:paragraph-properties fo:margin-left="0.2361in" fo:text-indent="-0.2361in">
        <style:tab-stops/>
      </style:paragraph-properties>
      <style:text-properties style:font-name="Noto Sans Devanagari" style:font-name-asian="Tahoma" style:font-name-complex="Liberation Sans" fo:font-size="20pt" style:font-size-asian="20pt" fo:hyphenate="false"/>
    </style:style>
    <style:style style:name="ПустойслайдLTHintergrundobjekte" style:display-name="Пустой слайд~LT~Hintergrundobjekte" style:family="paragraph">
      <style:text-properties style:font-name-asian="Tahoma" style:font-name-complex="Liberation Sans" fo:hyphenate="false"/>
    </style:style>
    <style:style style:name="ПустойслайдLTHintergrund" style:display-name="Пустой слайд~LT~Hintergrund" style:family="paragraph">
      <style:text-properties style:font-name-asian="Tahoma" style:font-name-complex="Liberation Sans" fo:hyphenate="false"/>
    </style:style>
    <style:style style:name="ОбъектсподписьюLTGliederung1" style:display-name="Объект с подписью~LT~Gliederung 1" style:family="paragraph">
      <style:paragraph-properties fo:margin-top="0.1965in" fo:line-height="90%"/>
      <style:text-properties style:font-name="Noto Sans Devanagari" style:font-name-asian="Tahoma" style:font-name-complex="Liberation Sans" fo:color="#000000" fo:font-size="28pt" style:font-size-asian="28pt" fo:hyphenate="false"/>
    </style:style>
    <style:style style:name="ОбъектсподписьюLTGliederung2" style:display-name="Объект с подписью~LT~Gliederung 2" style:family="paragraph" style:parent-style-name="ОбъектсподписьюLTGliederung1">
      <style:paragraph-properties fo:margin-top="0.1576in"/>
      <style:text-properties style:font-name-asian="Noto Sans Devanagari" style:font-name-complex="Noto Sans Devanagari" fo:font-size="20pt" style:font-size-asian="20pt" fo:hyphenate="false"/>
    </style:style>
    <style:style style:name="ОбъектсподписьюLTGliederung3" style:display-name="Объект с подписью~LT~Gliederung 3" style:family="paragraph" style:parent-style-name="ОбъектсподписьюLTGliederung2">
      <style:paragraph-properties fo:margin-top="0.118in"/>
      <style:text-properties fo:font-size="18pt" style:font-size-asian="18pt" fo:hyphenate="false"/>
    </style:style>
    <style:style style:name="ОбъектсподписьюLTGliederung4" style:display-name="Объект с подписью~LT~Gliederung 4" style:family="paragraph" style:parent-style-name="ОбъектсподписьюLTGliederung3">
      <style:paragraph-properties fo:margin-top="0.0784in"/>
      <style:text-properties fo:hyphenate="false"/>
    </style:style>
    <style:style style:name="ОбъектсподписьюLTGliederung5" style:display-name="Объект с подписью~LT~Gliederung 5" style:family="paragraph" style:parent-style-name="ОбъектсподписьюLTGliederung4">
      <style:paragraph-properties fo:margin-top="0.0395in"/>
      <style:text-properties fo:font-size="20pt" style:font-size-asian="20pt" fo:hyphenate="false"/>
    </style:style>
    <style:style style:name="ОбъектсподписьюLTGliederung6" style:display-name="Объект с подписью~LT~Gliederung 6" style:family="paragraph" style:parent-style-name="ОбъектсподписьюLTGliederung5">
      <style:text-properties fo:hyphenate="false"/>
    </style:style>
    <style:style style:name="ОбъектсподписьюLTGliederung7" style:display-name="Объект с подписью~LT~Gliederung 7" style:family="paragraph" style:parent-style-name="ОбъектсподписьюLTGliederung6">
      <style:text-properties fo:hyphenate="false"/>
    </style:style>
    <style:style style:name="ОбъектсподписьюLTGliederung8" style:display-name="Объект с подписью~LT~Gliederung 8" style:family="paragraph" style:parent-style-name="ОбъектсподписьюLTGliederung7">
      <style:text-properties fo:hyphenate="false"/>
    </style:style>
    <style:style style:name="ОбъектсподписьюLTGliederung9" style:display-name="Объект с подписью~LT~Gliederung 9" style:family="paragraph" style:parent-style-name="ОбъектсподписьюLTGliederung8">
      <style:text-properties fo:hyphenate="false"/>
    </style:style>
    <style:style style:name="ОбъектсподписьюLTTitel" style:display-name="Объект с подписью~LT~Titel" style:family="paragraph">
      <style:paragraph-properties style:line-height-at-least="0.1388in"/>
      <style:text-properties style:font-name="Noto Sans Devanagari" style:font-name-asian="Tahoma" style:font-name-complex="Liberation Sans" fo:color="#000000" fo:font-size="18pt" style:font-size-asian="18pt" fo:hyphenate="false"/>
    </style:style>
    <style:style style:name="ОбъектсподписьюLTUntertitel" style:display-name="Объект с подписью~LT~Untertitel" style:family="paragraph">
      <style:paragraph-properties fo:text-align="center"/>
      <style:text-properties style:font-name="Noto Sans Devanagari" style:font-name-asian="Tahoma" style:font-name-complex="Liberation Sans" fo:font-size="32pt" style:font-size-asian="32pt" fo:hyphenate="false"/>
    </style:style>
    <style:style style:name="ОбъектсподписьюLTNotizen" style:display-name="Объект с подписью~LT~Notizen" style:family="paragraph">
      <style:paragraph-properties fo:margin-left="0.2361in" fo:text-indent="-0.2361in">
        <style:tab-stops/>
      </style:paragraph-properties>
      <style:text-properties style:font-name="Noto Sans Devanagari" style:font-name-asian="Tahoma" style:font-name-complex="Liberation Sans" fo:font-size="20pt" style:font-size-asian="20pt" fo:hyphenate="false"/>
    </style:style>
    <style:style style:name="ОбъектсподписьюLTHintergrundobjekte" style:display-name="Объект с подписью~LT~Hintergrundobjekte" style:family="paragraph">
      <style:text-properties style:font-name-asian="Tahoma" style:font-name-complex="Liberation Sans" fo:hyphenate="false"/>
    </style:style>
    <style:style style:name="ОбъектсподписьюLTHintergrund" style:display-name="Объект с подписью~LT~Hintergrund" style:family="paragraph">
      <style:text-properties style:font-name-asian="Tahoma" style:font-name-complex="Liberation Sans" fo:hyphenate="false"/>
    </style:style>
    <style:style style:name="РисуноксподписьюLTGliederung1" style:display-name="Рисунок с подписью~LT~Gliederung 1" style:family="paragraph">
      <style:paragraph-properties fo:margin-top="0.1965in" fo:line-height="90%"/>
      <style:text-properties style:font-name="Noto Sans Devanagari" style:font-name-asian="Tahoma" style:font-name-complex="Liberation Sans" fo:color="#000000" fo:font-size="28pt" style:font-size-asian="28pt" fo:hyphenate="false"/>
    </style:style>
    <style:style style:name="РисуноксподписьюLTGliederung2" style:display-name="Рисунок с подписью~LT~Gliederung 2" style:family="paragraph" style:parent-style-name="РисуноксподписьюLTGliederung1">
      <style:paragraph-properties fo:margin-top="0.1576in"/>
      <style:text-properties style:font-name-asian="Noto Sans Devanagari" style:font-name-complex="Noto Sans Devanagari" fo:font-size="20pt" style:font-size-asian="20pt" fo:hyphenate="false"/>
    </style:style>
    <style:style style:name="РисуноксподписьюLTGliederung3" style:display-name="Рисунок с подписью~LT~Gliederung 3" style:family="paragraph" style:parent-style-name="РисуноксподписьюLTGliederung2">
      <style:paragraph-properties fo:margin-top="0.118in"/>
      <style:text-properties fo:font-size="18pt" style:font-size-asian="18pt" fo:hyphenate="false"/>
    </style:style>
    <style:style style:name="РисуноксподписьюLTGliederung4" style:display-name="Рисунок с подписью~LT~Gliederung 4" style:family="paragraph" style:parent-style-name="РисуноксподписьюLTGliederung3">
      <style:paragraph-properties fo:margin-top="0.0784in"/>
      <style:text-properties fo:hyphenate="false"/>
    </style:style>
    <style:style style:name="РисуноксподписьюLTGliederung5" style:display-name="Рисунок с подписью~LT~Gliederung 5" style:family="paragraph" style:parent-style-name="РисуноксподписьюLTGliederung4">
      <style:paragraph-properties fo:margin-top="0.0395in"/>
      <style:text-properties fo:font-size="20pt" style:font-size-asian="20pt" fo:hyphenate="false"/>
    </style:style>
    <style:style style:name="РисуноксподписьюLTGliederung6" style:display-name="Рисунок с подписью~LT~Gliederung 6" style:family="paragraph" style:parent-style-name="РисуноксподписьюLTGliederung5">
      <style:text-properties fo:hyphenate="false"/>
    </style:style>
    <style:style style:name="РисуноксподписьюLTGliederung7" style:display-name="Рисунок с подписью~LT~Gliederung 7" style:family="paragraph" style:parent-style-name="РисуноксподписьюLTGliederung6">
      <style:text-properties fo:hyphenate="false"/>
    </style:style>
    <style:style style:name="РисуноксподписьюLTGliederung8" style:display-name="Рисунок с подписью~LT~Gliederung 8" style:family="paragraph" style:parent-style-name="РисуноксподписьюLTGliederung7">
      <style:text-properties fo:hyphenate="false"/>
    </style:style>
    <style:style style:name="РисуноксподписьюLTGliederung9" style:display-name="Рисунок с подписью~LT~Gliederung 9" style:family="paragraph" style:parent-style-name="РисуноксподписьюLTGliederung8">
      <style:text-properties fo:hyphenate="false"/>
    </style:style>
    <style:style style:name="РисуноксподписьюLTTitel" style:display-name="Рисунок с подписью~LT~Titel" style:family="paragraph">
      <style:paragraph-properties style:line-height-at-least="0.1388in"/>
      <style:text-properties style:font-name="Noto Sans Devanagari" style:font-name-asian="Tahoma" style:font-name-complex="Liberation Sans" fo:color="#000000" fo:font-size="18pt" style:font-size-asian="18pt" fo:hyphenate="false"/>
    </style:style>
    <style:style style:name="РисуноксподписьюLTUntertitel" style:display-name="Рисунок с подписью~LT~Untertitel" style:family="paragraph">
      <style:paragraph-properties fo:text-align="center"/>
      <style:text-properties style:font-name="Noto Sans Devanagari" style:font-name-asian="Tahoma" style:font-name-complex="Liberation Sans" fo:font-size="32pt" style:font-size-asian="32pt" fo:hyphenate="false"/>
    </style:style>
    <style:style style:name="РисуноксподписьюLTNotizen" style:display-name="Рисунок с подписью~LT~Notizen" style:family="paragraph">
      <style:paragraph-properties fo:margin-left="0.2361in" fo:text-indent="-0.2361in">
        <style:tab-stops/>
      </style:paragraph-properties>
      <style:text-properties style:font-name="Noto Sans Devanagari" style:font-name-asian="Tahoma" style:font-name-complex="Liberation Sans" fo:font-size="20pt" style:font-size-asian="20pt" fo:hyphenate="false"/>
    </style:style>
    <style:style style:name="РисуноксподписьюLTHintergrundobjekte" style:display-name="Рисунок с подписью~LT~Hintergrundobjekte" style:family="paragraph">
      <style:text-properties style:font-name-asian="Tahoma" style:font-name-complex="Liberation Sans" fo:hyphenate="false"/>
    </style:style>
    <style:style style:name="РисуноксподписьюLTHintergrund" style:display-name="Рисунок с подписью~LT~Hintergrund" style:family="paragraph">
      <style:text-properties style:font-name-asian="Tahoma" style:font-name-complex="Liberation Sans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Номерстраницы" style:display-name="Номер страницы" style:family="text"/>
    <style:style style:name="Captioncharacters" style:display-name="Caption characters" style:family="text"/>
    <style:style style:name="DropCaps" style:display-name="Drop Cap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Placeholder" style:display-name="Placeholder" style:family="text">
      <style:text-properties fo:font-variant="small-caps" fo:color="#008080" style:text-underline-type="single" style:text-underline-style="dotted" style:text-underline-width="auto" style:text-underline-mode="continuous" style:text-underline-color="font-color"/>
    </style:style>
    <style:style style:name="IndexLink" style:display-name="Index Link" style:family="text"/>
    <style:style style:name="EndnoteSymbol" style:display-name="Endnote Symbol" style:family="text"/>
    <style:style style:name="Linenumbering" style:display-name="Line numbering" style:family="text"/>
    <style:style style:name="Mainindexentry" style:display-name="Main index entry" style:family="text">
      <style:text-properties fo:font-weight="bold" style:font-weight-asian="bold" style:font-weight-complex="bold"/>
    </style:style>
    <style:style style:name="Endnoteanchor" style:display-name="Endnote anchor" style:family="text">
      <style:text-properties style:text-position="super 66.6%"/>
    </style:style>
    <style:style style:name="Rubies" style:display-name="Rubies" style:family="text">
      <style:text-properties fo:font-size="6pt" style:font-size-asian="6pt" style:font-size-complex="6pt" style:text-underline-type="none" style:text-underline-color="font-color" style:text-emphasize="none"/>
    </style:style>
    <style:style style:name="VerticalNumberingSymbols" style:display-name="Vertical Numbering Symbols" style:family="text">
      <style:text-properties style:text-combine="none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Citation" style:display-name="Citation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Liberation Mono" style:font-name-complex="Liberation Mono" fo:font-size="10.5pt" style:font-size-asian="10.5pt"/>
    </style:style>
    <style:style style:name="Example" style:display-name="Example" style:family="text">
      <style:text-properties style:font-name="Liberation Mono" style:font-name-asian="Liberation Mono" style:font-name-complex="Liberation Mono" fo:font-size="10.5pt" style:font-size-asian="10.5pt"/>
    </style:style>
    <style:style style:name="UserEntry" style:display-name="User Entry" style:family="text">
      <style:text-properties style:font-name="Liberation Mono" style:font-name-asian="Liberation Mono" style:font-name-complex="Liberation Mono" fo:font-size="10.5pt" style:font-size-asian="10.5pt"/>
    </style:style>
    <style:style style:name="Variable" style:display-name="Variable" style:family="text">
      <style:text-properties fo:font-style="italic" style:font-style-asian="italic" style:font-style-complex="italic"/>
    </style:style>
    <style:style style:name="Definition" style:display-name="Definition" style:family="text"/>
    <style:style style:name="Teletype" style:display-name="Teletype" style:family="text">
      <style:text-properties style:font-name="Liberation Mono" style:font-name-asian="Liberation Mono" style:font-name-complex="Liberation Mono"/>
    </style:style>
    <text:list-style style:name="Numbering123" style:display-name="Numbering 123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.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.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.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.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.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.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text:list-style style:name="NumberingABC" style:display-name="Numbering ABC">
      <text:list-level-style-number text:level="1" style:num-suffix="." style:num-format="A" style:num-letter-sync="true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style:num-suffix="." style:num-format="A" style:num-letter-sync="true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style:num-suffix="." style:num-format="A" style:num-letter-sync="true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style:num-suffix="." style:num-format="A" style:num-letter-sync="true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style:num-suffix="." style:num-format="A" style:num-letter-sync="true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style:num-suffix="." style:num-format="A" style:num-letter-sync="true">
        <style:list-level-properties text:space-before="1.6263in" text:min-label-width="0.2756in" text:list-level-position-and-space-mode="label-alignment">
          <style:list-level-label-alignment text:label-followed-by="listtab" fo:margin-left="1.902in" fo:text-indent="-0.2756in"/>
        </style:list-level-properties>
      </text:list-level-style-number>
      <text:list-level-style-number text:level="7" style:num-suffix="." style:num-format="A" style:num-letter-sync="true">
        <style:list-level-properties text:space-before="1.902in" text:min-label-width="0.2756in" text:list-level-position-and-space-mode="label-alignment">
          <style:list-level-label-alignment text:label-followed-by="listtab" fo:margin-left="2.1777in" fo:text-indent="-0.2756in"/>
        </style:list-level-properties>
      </text:list-level-style-number>
      <text:list-level-style-number text:level="8" style:num-suffix="." style:num-format="A" style:num-letter-sync="true">
        <style:list-level-properties text:space-before="2.1777in" text:min-label-width="0.2756in" text:list-level-position-and-space-mode="label-alignment">
          <style:list-level-label-alignment text:label-followed-by="listtab" fo:margin-left="2.4534in" fo:text-indent="-0.2756in"/>
        </style:list-level-properties>
      </text:list-level-style-number>
      <text:list-level-style-number text:level="9" style:num-suffix="." style:num-format="A" style:num-letter-sync="true">
        <style:list-level-properties text:space-before="2.4534in" text:min-label-width="0.2756in" text:list-level-position-and-space-mode="label-alignment">
          <style:list-level-label-alignment text:label-followed-by="listtab" fo:margin-left="2.7291in" fo:text-indent="-0.2756in"/>
        </style:list-level-properties>
      </text:list-level-style-number>
    </text:list-style>
    <text:list-style style:name="Numberingabc_1" style:display-name="Numbering abc_1">
      <text:list-level-style-number text:level="1" style:num-suffix=")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)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)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)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)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)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)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)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)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text:list-style style:name="NumberingIVX" style:display-name="Numbering IVX">
      <text:list-level-style-number text:level="1" style:num-suffix="." style:num-format="I">
        <style:list-level-properties fo:text-align="end" text:space-before="0.4027in" text:min-label-width="0.1208in" text:list-level-position-and-space-mode="label-alignment">
          <style:list-level-label-alignment text:label-followed-by="listtab" fo:margin-left="0.5236in" fo:text-indent="-0.1208in"/>
        </style:list-level-properties>
      </text:list-level-style-number>
      <text:list-level-style-number text:level="2" style:num-suffix="." style:num-format="I">
        <style:list-level-properties fo:text-align="end" text:space-before="0.9263in" text:min-label-width="0.1208in" text:list-level-position-and-space-mode="label-alignment">
          <style:list-level-label-alignment text:label-followed-by="listtab" fo:margin-left="1.0472in" fo:text-indent="-0.1208in"/>
        </style:list-level-properties>
      </text:list-level-style-number>
      <text:list-level-style-number text:level="3" style:num-suffix="." style:num-format="I">
        <style:list-level-properties fo:text-align="end" text:space-before="0.7062in" text:min-label-width="0.1208in" text:list-level-position-and-space-mode="label-alignment">
          <style:list-level-label-alignment text:label-followed-by="listtab" fo:margin-left="0.827in" fo:text-indent="-0.1208in"/>
        </style:list-level-properties>
      </text:list-level-style-number>
      <text:list-level-style-number text:level="4" style:num-suffix="." style:num-format="I">
        <style:list-level-properties fo:text-align="end" text:space-before="1.45in" text:min-label-width="0.1208in" text:list-level-position-and-space-mode="label-alignment">
          <style:list-level-label-alignment text:label-followed-by="listtab" fo:margin-left="1.5708in" fo:text-indent="-0.1208in"/>
        </style:list-level-properties>
      </text:list-level-style-number>
      <text:list-level-style-number text:level="5" style:num-suffix="." style:num-format="I">
        <style:list-level-properties fo:text-align="end" text:space-before="1.9736in" text:min-label-width="0.1208in" text:list-level-position-and-space-mode="label-alignment">
          <style:list-level-label-alignment text:label-followed-by="listtab" fo:margin-left="2.0944in" fo:text-indent="-0.1208in"/>
        </style:list-level-properties>
      </text:list-level-style-number>
      <text:list-level-style-number text:level="6" style:num-suffix="." style:num-format="I">
        <style:list-level-properties fo:text-align="end" text:space-before="2.4979in" text:min-label-width="0.1208in" text:list-level-position-and-space-mode="label-alignment">
          <style:list-level-label-alignment text:label-followed-by="listtab" fo:margin-left="2.6187in" fo:text-indent="-0.1208in"/>
        </style:list-level-properties>
      </text:list-level-style-number>
      <text:list-level-style-number text:level="7" style:num-suffix="." style:num-format="I">
        <style:list-level-properties fo:text-align="end" text:space-before="3.0215in" text:min-label-width="0.1208in" text:list-level-position-and-space-mode="label-alignment">
          <style:list-level-label-alignment text:label-followed-by="listtab" fo:margin-left="3.1423in" fo:text-indent="-0.1208in"/>
        </style:list-level-properties>
      </text:list-level-style-number>
      <text:list-level-style-number text:level="8" style:num-suffix="." style:num-format="I">
        <style:list-level-properties fo:text-align="end" text:space-before="3.5451in" text:min-label-width="0.1208in" text:list-level-position-and-space-mode="label-alignment">
          <style:list-level-label-alignment text:label-followed-by="listtab" fo:margin-left="3.6659in" fo:text-indent="-0.1208in"/>
        </style:list-level-properties>
      </text:list-level-style-number>
      <text:list-level-style-number text:level="9" style:num-suffix="." style:num-format="I">
        <style:list-level-properties fo:text-align="end" text:space-before="4.0687in" text:min-label-width="0.1208in" text:list-level-position-and-space-mode="label-alignment">
          <style:list-level-label-alignment text:label-followed-by="listtab" fo:margin-left="4.1895in" fo:text-indent="-0.1208in"/>
        </style:list-level-properties>
      </text:list-level-style-number>
    </text:list-style>
    <style:style style:name="WW_CharLFO5LVL4" style:family="text">
      <style:text-properties style:font-name="OpenSymbol"/>
    </style:style>
    <style:style style:name="WW_CharLFO5LVL5" style:family="text">
      <style:text-properties style:font-name="OpenSymbol"/>
    </style:style>
    <style:style style:name="WW_CharLFO5LVL6" style:family="text">
      <style:text-properties style:font-name="OpenSymbol"/>
    </style:style>
    <style:style style:name="WW_CharLFO5LVL7" style:family="text">
      <style:text-properties style:font-name="OpenSymbol"/>
    </style:style>
    <style:style style:name="WW_CharLFO5LVL8" style:family="text">
      <style:text-properties style:font-name="OpenSymbol"/>
    </style:style>
    <style:style style:name="WW_CharLFO5LVL9" style:family="text">
      <style:text-properties style:font-name="OpenSymbol"/>
    </style:style>
    <text:list-style style:name="Numberingivx_1" style:display-name="Numbering ivx_1">
      <text:list-level-style-number text:level="1" style:num-suffix="." style:num-format="i">
        <style:list-level-properties fo:text-align="end" text:space-before="0.4027in" text:min-label-width="0.1208in" text:list-level-position-and-space-mode="label-alignment">
          <style:list-level-label-alignment text:label-followed-by="listtab" fo:margin-left="0.5236in" fo:text-indent="-0.1208in"/>
        </style:list-level-properties>
      </text:list-level-style-number>
      <text:list-level-style-number text:level="2" style:num-suffix="." style:num-format="i">
        <style:list-level-properties fo:text-align="end" text:space-before="0.4055in" text:min-label-width="0.3937in" text:list-level-position-and-space-mode="label-alignment">
          <style:list-level-label-alignment text:label-followed-by="listtab" fo:margin-left="0.7993in" fo:text-indent="-0.3937in"/>
        </style:list-level-properties>
      </text:list-level-style-number>
      <text:list-level-style-number text:level="3" style:num-suffix=")" style:num-format="a" style:num-letter-sync="true" text:start-value="3">
        <style:list-level-properties fo:text-align="end"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bullet text:level="4" text:style-name="WW_CharLFO5LVL4" text:bullet-char="•">
        <style:list-level-properties fo:text-align="end" text:space-before="0.6319in" text:min-label-width="0.1555in" text:list-level-position-and-space-mode="label-alignment">
          <style:list-level-label-alignment text:label-followed-by="listtab" fo:margin-left="0.7875in" fo:text-indent="-0.155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fo:text-align="end" text:space-before="0.7875in" text:min-label-width="0.1555in" text:list-level-position-and-space-mode="label-alignment">
          <style:list-level-label-alignment text:label-followed-by="listtab" fo:margin-left="0.943in" fo:text-indent="-0.155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fo:text-align="end" text:space-before="0.943in" text:min-label-width="0.1555in" text:list-level-position-and-space-mode="label-alignment">
          <style:list-level-label-alignment text:label-followed-by="listtab" fo:margin-left="1.0986in" fo:text-indent="-0.155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fo:text-align="end" text:space-before="1.0986in" text:min-label-width="0.1555in" text:list-level-position-and-space-mode="label-alignment">
          <style:list-level-label-alignment text:label-followed-by="listtab" fo:margin-left="1.2541in" fo:text-indent="-0.155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fo:text-align="end" text:space-before="1.2541in" text:min-label-width="0.1555in" text:list-level-position-and-space-mode="label-alignment">
          <style:list-level-label-alignment text:label-followed-by="listtab" fo:margin-left="1.4097in" fo:text-indent="-0.155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fo:text-align="end" text:space-before="1.4097in" text:min-label-width="0.1555in" text:list-level-position-and-space-mode="label-alignment">
          <style:list-level-label-alignment text:label-followed-by="listtab" fo:margin-left="1.5652in" fo:text-indent="-0.1555in"/>
        </style:list-level-properties>
        <style:text-properties style:font-name="OpenSymbol"/>
      </text:list-level-style-bullet>
    </text:list-style>
    <style:style style:name="WW_CharLFO6LVL1" style:family="text">
      <style:text-properties style:font-name="PT Astra Serif" style:font-name-asian="OpenSymbol" style:font-name-complex="OpenSymbol"/>
    </style:style>
    <style:style style:name="WW_CharLFO6LVL2" style:family="text">
      <style:text-properties style:font-name="PT Astra Serif" style:font-name-asian="OpenSymbol" style:font-name-complex="OpenSymbol"/>
    </style:style>
    <style:style style:name="WW_CharLFO6LVL3" style:family="text">
      <style:text-properties style:font-name="PT Astra Serif" style:font-name-asian="OpenSymbol" style:font-name-complex="OpenSymbol"/>
    </style:style>
    <style:style style:name="WW_CharLFO6LVL4" style:family="text">
      <style:text-properties style:font-name="PT Astra Serif" style:font-name-asian="OpenSymbol" style:font-name-complex="OpenSymbol"/>
    </style:style>
    <style:style style:name="WW_CharLFO6LVL5" style:family="text">
      <style:text-properties style:font-name="PT Astra Serif" style:font-name-asian="OpenSymbol" style:font-name-complex="OpenSymbol"/>
    </style:style>
    <style:style style:name="WW_CharLFO6LVL6" style:family="text">
      <style:text-properties style:font-name="PT Astra Serif" style:font-name-asian="OpenSymbol" style:font-name-complex="OpenSymbol"/>
    </style:style>
    <style:style style:name="WW_CharLFO6LVL7" style:family="text">
      <style:text-properties style:font-name="PT Astra Serif" style:font-name-asian="OpenSymbol" style:font-name-complex="OpenSymbol"/>
    </style:style>
    <style:style style:name="WW_CharLFO6LVL8" style:family="text">
      <style:text-properties style:font-name="PT Astra Serif" style:font-name-asian="OpenSymbol" style:font-name-complex="OpenSymbol"/>
    </style:style>
    <style:style style:name="WW_CharLFO6LVL9" style:family="text">
      <style:text-properties style:font-name="PT Astra Serif" style:font-name-asian="OpenSymbol" style:font-name-complex="OpenSymbol"/>
    </style:style>
    <text:list-style style:name="List1_1" style:display-name="List 1_1">
      <text:list-level-style-bullet text:level="1" text:style-name="WW_CharLFO6LVL1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2" text:style-name="WW_CharLFO6LVL2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3" text:style-name="WW_CharLFO6LVL3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4" text:style-name="WW_CharLFO6LVL4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5" text:style-name="WW_CharLFO6LVL5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6" text:style-name="WW_CharLFO6LVL6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7" text:style-name="WW_CharLFO6LVL7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8" text:style-name="WW_CharLFO6LVL8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9" text:style-name="WW_CharLFO6LVL9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</text:list-style>
    <style:style style:name="WW_CharLFO7LVL1" style:family="text">
      <style:text-properties style:font-name="OpenSymbol"/>
    </style:style>
    <style:style style:name="WW_CharLFO7LVL2" style:family="text">
      <style:text-properties style:font-name="OpenSymbol"/>
    </style:style>
    <style:style style:name="WW_CharLFO7LVL3" style:family="text">
      <style:text-properties style:font-name="OpenSymbol"/>
    </style:style>
    <style:style style:name="WW_CharLFO7LVL4" style:family="text">
      <style:text-properties style:font-name="OpenSymbol"/>
    </style:style>
    <style:style style:name="WW_CharLFO7LVL5" style:family="text">
      <style:text-properties style:font-name="OpenSymbol"/>
    </style:style>
    <style:style style:name="WW_CharLFO7LVL6" style:family="text">
      <style:text-properties style:font-name="OpenSymbol"/>
    </style:style>
    <style:style style:name="WW_CharLFO7LVL7" style:family="text">
      <style:text-properties style:font-name="OpenSymbol"/>
    </style:style>
    <style:style style:name="WW_CharLFO7LVL8" style:family="text">
      <style:text-properties style:font-name="OpenSymbol"/>
    </style:style>
    <style:style style:name="WW_CharLFO7LVL9" style:family="text">
      <style:text-properties style:font-name="OpenSymbol"/>
    </style:style>
    <text:list-style style:name="List2" style:display-name="List 2">
      <text:list-level-style-bullet text:level="1" text:style-name="WW_CharLFO7LVL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OpenSymbol"/>
      </text:list-level-style-bullet>
      <text:list-level-style-bullet text:level="2" text:style-name="WW_CharLFO7LVL2" text:bullet-char="–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  <style:text-properties style:font-name="OpenSymbol"/>
      </text:list-level-style-bullet>
      <text:list-level-style-bullet text:level="3" text:style-name="WW_CharLFO7LVL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  <style:text-properties style:font-name="OpenSymbol"/>
      </text:list-level-style-bullet>
      <text:list-level-style-bullet text:level="4" text:style-name="WW_CharLFO7LVL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  <style:text-properties style:font-name="OpenSymbol"/>
      </text:list-level-style-bullet>
      <text:list-level-style-bullet text:level="5" text:style-name="WW_CharLFO7LVL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  <style:text-properties style:font-name="OpenSymbol"/>
      </text:list-level-style-bullet>
      <text:list-level-style-bullet text:level="6" text:style-name="WW_CharLFO7LVL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  <style:text-properties style:font-name="OpenSymbol"/>
      </text:list-level-style-bullet>
      <text:list-level-style-bullet text:level="7" text:style-name="WW_CharLFO7LVL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  <style:text-properties style:font-name="OpenSymbol"/>
      </text:list-level-style-bullet>
      <text:list-level-style-bullet text:level="8" text:style-name="WW_CharLFO7LVL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  <style:text-properties style:font-name="OpenSymbol"/>
      </text:list-level-style-bullet>
      <text:list-level-style-bullet text:level="9" text:style-name="WW_CharLFO7LVL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  <style:text-properties style:font-name="OpenSymbol"/>
      </text:list-level-style-bullet>
    </text:list-style>
    <style:style style:name="WW_CharLFO8LVL1" style:family="text">
      <style:text-properties style:font-name="OpenSymbol"/>
    </style:style>
    <style:style style:name="WW_CharLFO8LVL2" style:family="text">
      <style:text-properties style:font-name="OpenSymbol"/>
    </style:style>
    <style:style style:name="WW_CharLFO8LVL3" style:family="text">
      <style:text-properties style:font-name="OpenSymbol"/>
    </style:style>
    <style:style style:name="WW_CharLFO8LVL4" style:family="text">
      <style:text-properties style:font-name="OpenSymbol"/>
    </style:style>
    <style:style style:name="WW_CharLFO8LVL5" style:family="text">
      <style:text-properties style:font-name="OpenSymbol"/>
    </style:style>
    <style:style style:name="WW_CharLFO8LVL6" style:family="text">
      <style:text-properties style:font-name="OpenSymbol"/>
    </style:style>
    <style:style style:name="WW_CharLFO8LVL7" style:family="text">
      <style:text-properties style:font-name="OpenSymbol"/>
    </style:style>
    <style:style style:name="WW_CharLFO8LVL8" style:family="text">
      <style:text-properties style:font-name="OpenSymbol"/>
    </style:style>
    <style:style style:name="WW_CharLFO8LVL9" style:family="text">
      <style:text-properties style:font-name="OpenSymbol"/>
    </style:style>
    <text:list-style style:name="List3" style:display-name="List 3">
      <text:list-level-style-bullet text:level="1" text:style-name="WW_CharLFO8LVL1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2" text:style-name="WW_CharLFO8LVL2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3" text:style-name="WW_CharLFO8LVL3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4" text:style-name="WW_CharLFO8LVL4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5" text:style-name="WW_CharLFO8LVL5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6" text:style-name="WW_CharLFO8LVL6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7" text:style-name="WW_CharLFO8LVL7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8" text:style-name="WW_CharLFO8LVL8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9" text:style-name="WW_CharLFO8LVL9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</text:list-style>
    <style:style style:name="WW_CharLFO9LVL1" style:family="text">
      <style:text-properties style:font-name="OpenSymbol"/>
    </style:style>
    <style:style style:name="WW_CharLFO9LVL2" style:family="text">
      <style:text-properties style:font-name="OpenSymbol"/>
    </style:style>
    <style:style style:name="WW_CharLFO9LVL3" style:family="text">
      <style:text-properties style:font-name="OpenSymbol"/>
    </style:style>
    <style:style style:name="WW_CharLFO9LVL4" style:family="text">
      <style:text-properties style:font-name="OpenSymbol"/>
    </style:style>
    <style:style style:name="WW_CharLFO9LVL5" style:family="text">
      <style:text-properties style:font-name="OpenSymbol"/>
    </style:style>
    <style:style style:name="WW_CharLFO9LVL6" style:family="text">
      <style:text-properties style:font-name="OpenSymbol"/>
    </style:style>
    <style:style style:name="WW_CharLFO9LVL7" style:family="text">
      <style:text-properties style:font-name="OpenSymbol"/>
    </style:style>
    <style:style style:name="WW_CharLFO9LVL8" style:family="text">
      <style:text-properties style:font-name="OpenSymbol"/>
    </style:style>
    <style:style style:name="WW_CharLFO9LVL9" style:family="text">
      <style:text-properties style:font-name="OpenSymbol"/>
    </style:style>
    <text:list-style style:name="List4" style:display-name="List 4">
      <text:list-level-style-bullet text:level="1" text:style-name="WW_CharLFO9LVL1" text:bullet-char="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9LVL2" text:bullet-char="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9LVL3" text:bullet-char="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9LVL4" text:bullet-char="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9LVL5" text:bullet-char="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9LVL6" text:bullet-char="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9LVL7" text:bullet-char="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9LVL8" text:bullet-char="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9LVL9" text:bullet-char="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10LVL1" style:family="text">
      <style:text-properties style:font-name="OpenSymbol"/>
    </style:style>
    <style:style style:name="WW_CharLFO10LVL2" style:family="text">
      <style:text-properties style:font-name="OpenSymbol"/>
    </style:style>
    <style:style style:name="WW_CharLFO10LVL3" style:family="text">
      <style:text-properties style:font-name="OpenSymbol"/>
    </style:style>
    <style:style style:name="WW_CharLFO10LVL4" style:family="text">
      <style:text-properties style:font-name="OpenSymbol"/>
    </style:style>
    <style:style style:name="WW_CharLFO10LVL5" style:family="text">
      <style:text-properties style:font-name="OpenSymbol"/>
    </style:style>
    <style:style style:name="WW_CharLFO10LVL6" style:family="text">
      <style:text-properties style:font-name="OpenSymbol"/>
    </style:style>
    <style:style style:name="WW_CharLFO10LVL7" style:family="text">
      <style:text-properties style:font-name="OpenSymbol"/>
    </style:style>
    <style:style style:name="WW_CharLFO10LVL8" style:family="text">
      <style:text-properties style:font-name="OpenSymbol"/>
    </style:style>
    <style:style style:name="WW_CharLFO10LVL9" style:family="text">
      <style:text-properties style:font-name="OpenSymbol"/>
    </style:style>
    <text:list-style style:name="List5" style:display-name="List 5">
      <text:list-level-style-bullet text:level="1" text:style-name="WW_CharLFO10LVL1" text:bullet-char="✗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0LVL2" text:bullet-char="✗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0LVL3" text:bullet-char="✗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0LVL4" text:bullet-char="✗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0LVL5" text:bullet-char="✗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0LVL6" text:bullet-char="✗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0LVL7" text:bullet-char="✗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0LVL8" text:bullet-char="✗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0LVL9" text:bullet-char="✗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list-style style:name="Нумерованный1" style:display-name="Нумерованный 1)">
      <text:list-level-style-number text:level="1" style:num-suffix=")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)" style:num-format="1" text:display-levels="2">
        <style:list-level-properties text:space-before="0.5in" text:min-label-width="0in" text:list-level-position-and-space-mode="label-alignment">
          <style:list-level-label-alignment text:label-followed-by="space" fo:margin-left="0in" fo:text-indent="0.5in"/>
        </style:list-level-properties>
      </text:list-level-style-number>
      <text:list-level-style-number text:level="3" style:num-suffix=")" style:num-format="1" text:display-levels="3">
        <style:list-level-properties text:space-before="0.75in" text:min-label-width="0in" text:list-level-position-and-space-mode="label-alignment">
          <style:list-level-label-alignment text:label-followed-by="space" fo:margin-left="0in" fo:text-indent="0.75in"/>
        </style:list-level-properties>
      </text:list-level-style-number>
      <text:list-level-style-number text:level="4" style:num-suffix=")" style:num-format="1" text:display-levels="4">
        <style:list-level-properties text:space-before="1in" text:min-label-width="0in" text:list-level-position-and-space-mode="label-alignment">
          <style:list-level-label-alignment text:label-followed-by="space" fo:margin-left="0in" fo:text-indent="1in"/>
        </style:list-level-properties>
      </text:list-level-style-number>
      <text:list-level-style-number text:level="5" style:num-suffix=")" style:num-format="1" text:display-levels="5">
        <style:list-level-properties text:space-before="1.25in" text:min-label-width="0in" text:list-level-position-and-space-mode="label-alignment">
          <style:list-level-label-alignment text:label-followed-by="space" fo:margin-left="0in" fo:text-indent="1.25in"/>
        </style:list-level-properties>
      </text:list-level-style-number>
      <text:list-level-style-number text:level="6" style:num-suffix=")" style:num-format="1" text:display-levels="6">
        <style:list-level-properties text:space-before="1.5in" text:min-label-width="0in" text:list-level-position-and-space-mode="label-alignment">
          <style:list-level-label-alignment text:label-followed-by="space" fo:margin-left="0in" fo:text-indent="1.5in"/>
        </style:list-level-properties>
      </text:list-level-style-number>
      <text:list-level-style-number text:level="7" style:num-suffix=")" style:num-format="1" text:display-levels="7">
        <style:list-level-properties text:space-before="1.75in" text:min-label-width="0in" text:list-level-position-and-space-mode="label-alignment">
          <style:list-level-label-alignment text:label-followed-by="space" fo:margin-left="0in" fo:text-indent="1.75in"/>
        </style:list-level-properties>
      </text:list-level-style-number>
      <text:list-level-style-number text:level="8" style:num-suffix=")" style:num-format="1" text:display-levels="8">
        <style:list-level-properties text:space-before="2in" text:min-label-width="0in" text:list-level-position-and-space-mode="label-alignment">
          <style:list-level-label-alignment text:label-followed-by="space" fo:margin-left="0in" fo:text-indent="2in"/>
        </style:list-level-properties>
      </text:list-level-style-number>
      <text:list-level-style-number text:level="9" style:num-suffix=")" style:num-format="1" text:display-levels="9">
        <style:list-level-properties text:space-before="2.25in" text:min-label-width="0in" text:list-level-position-and-space-mode="label-alignment">
          <style:list-level-label-alignment text:label-followed-by="space" fo:margin-left="0in" fo:text-indent="2.25in"/>
        </style:list-level-properties>
      </text:list-level-style-number>
    </text:list-style>
    <text:list-style style:name="Нумерованныйа" style:display-name="Нумерованный а)">
      <text:list-level-style-number text:level="1" style:num-suffix=")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)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)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)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)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)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)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)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)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text:list-style style:name="Нумерованныйдлятаблиц" style:display-name="Нумерованный для таблиц">
      <text:list-level-style-number text:level="1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Верхнийколонтитул"><text:page-number text:fixed="false">0</text:page-number></text:p>
      </style:header>
      <style:footer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fault</dc:title>
    <meta:initial-creator>Admin</meta:initial-creator>
    <dc:creator>Admin</dc:creator>
    <meta:creation-date>2026-01-15T13:24:00Z</meta:creation-date>
    <dc:date>2026-01-15T13:24:00Z</dc:date>
    <meta:template xlink:href="Normal" xlink:type="simple"/>
    <meta:editing-cycles>2</meta:editing-cycles>
    <meta:editing-duration>PT0S</meta:editing-duration>
    <meta:document-statistic meta:page-count="1" meta:paragraph-count="1" meta:word-count="44" meta:character-count="296" meta:row-count="2" meta:non-whitespace-character-count="253"/>
  </office:meta>
</office:document-meta>
</file>